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l" fo:country="GR"/>
    </style:style>
    <style:style style:name="P2" style:parent-style-name="Standard" style:family="paragraph">
      <style:text-properties fo:language="el" fo:country="GR"/>
    </style:style>
    <style:style style:name="T3" style:parent-style-name="Προεπιλεγμένηγραμματοσειρά" style:family="text">
      <style:text-properties fo:language="el" fo:country="GR"/>
    </style:style>
    <style:style style:name="T4" style:parent-style-name="Προεπιλεγμένηγραμματοσειρά" style:family="text">
      <style:text-properties fo:language="el" fo:country="GR"/>
    </style:style>
    <style:style style:name="T5" style:parent-style-name="Προεπιλεγμένηγραμματοσειρά" style:family="text">
      <style:text-properties fo:language="el" fo:country="GR"/>
    </style:style>
    <style:style style:name="T6" style:parent-style-name="Προεπιλεγμένηγραμματοσειρά" style:family="text">
      <style:text-properties fo:language="el" fo:country="GR"/>
    </style:style>
    <style:style style:name="T7" style:parent-style-name="Προεπιλεγμένηγραμματοσειρά" style:family="text">
      <style:text-properties fo:language="el" fo:country="GR"/>
    </style:style>
    <style:style style:name="T8" style:parent-style-name="Προεπιλεγμένηγραμματοσειρά" style:family="text">
      <style:text-properties fo:language="el" fo:country="GR"/>
    </style:style>
    <style:style style:name="T9" style:parent-style-name="Προεπιλεγμένηγραμματοσειρά" style:family="text">
      <style:text-properties fo:language="el" fo:country="GR"/>
    </style:style>
    <style:style style:name="T10" style:parent-style-name="Προεπιλεγμένηγραμματοσειρά" style:family="text">
      <style:text-properties fo:language="el" fo:country="GR"/>
    </style:style>
    <style:style style:name="P11" style:parent-style-name="Standard" style:family="paragraph">
      <style:text-properties fo:language="el" fo:country="GR"/>
    </style:style>
    <style:style style:name="P12" style:parent-style-name="Standard" style:family="paragraph">
      <style:text-properties fo:language="el" fo:country="GR"/>
    </style:style>
    <style:style style:name="P13" style:parent-style-name="Standard" style:family="paragraph">
      <style:text-properties fo:language="el" fo:country="GR"/>
    </style:style>
    <style:style style:name="P14" style:parent-style-name="Standard" style:family="paragraph">
      <style:text-properties fo:language="el" fo:country="GR"/>
    </style:style>
    <style:style style:name="P15" style:parent-style-name="Standard" style:family="paragraph">
      <style:text-properties fo:language="el" fo:country="GR"/>
    </style:style>
    <style:style style:name="T16" style:parent-style-name="Προεπιλεγμένηγραμματοσειρά" style:family="text">
      <style:text-properties fo:language="el" fo:country="GR"/>
    </style:style>
    <style:style style:name="T17" style:parent-style-name="Προεπιλεγμένηγραμματοσειρά" style:family="text">
      <style:text-properties fo:language="el" fo:country="GR"/>
    </style:style>
    <style:style style:name="T18" style:parent-style-name="Προεπιλεγμένηγραμματοσειρά" style:family="text">
      <style:text-properties fo:language="el" fo:country="GR"/>
    </style:style>
    <style:style style:name="T19" style:parent-style-name="Προεπιλεγμένηγραμματοσειρά" style:family="text">
      <style:text-properties fo:language="el" fo:country="GR"/>
    </style:style>
    <style:style style:name="T20" style:parent-style-name="Προεπιλεγμένηγραμματοσειρά" style:family="text">
      <style:text-properties fo:language="el" fo:country="GR"/>
    </style:style>
    <style:style style:name="T21" style:parent-style-name="Προεπιλεγμένηγραμματοσειρά" style:family="text">
      <style:text-properties fo:language="el" fo:country="GR"/>
    </style:style>
    <style:style style:name="T22" style:parent-style-name="Προεπιλεγμένηγραμματοσειρά" style:family="text">
      <style:text-properties fo:language="el" fo:country="GR"/>
    </style:style>
    <style:style style:name="T23" style:parent-style-name="Προεπιλεγμένηγραμματοσειρά" style:family="text">
      <style:text-properties fo:language="el" fo:country="GR"/>
    </style:style>
    <style:style style:name="T24" style:parent-style-name="Προεπιλεγμένηγραμματοσειρά" style:family="text">
      <style:text-properties fo:language="el" fo:country="GR"/>
    </style:style>
    <style:style style:name="P25" style:parent-style-name="Standard" style:family="paragraph">
      <style:text-properties fo:language="el" fo:country="GR"/>
    </style:style>
    <style:style style:name="P26" style:parent-style-name="Standard" style:family="paragraph">
      <style:text-properties fo:language="el" fo:country="GR"/>
    </style:style>
    <style:style style:name="P27" style:parent-style-name="Standard" style:family="paragraph">
      <style:text-properties fo:language="el" fo:country="GR"/>
    </style:style>
    <style:style style:name="T28" style:parent-style-name="Προεπιλεγμένηγραμματοσειρά" style:family="text">
      <style:text-properties fo:language="el" fo:country="GR"/>
    </style:style>
    <style:style style:name="T29" style:parent-style-name="Προεπιλεγμένηγραμματοσειρά" style:family="text">
      <style:text-properties fo:language="el" fo:country="GR"/>
    </style:style>
    <style:style style:name="T30" style:parent-style-name="Προεπιλεγμένηγραμματοσειρά" style:family="text">
      <style:text-properties fo:language="el" fo:country="GR"/>
    </style:style>
    <style:style style:name="T31" style:parent-style-name="Προεπιλεγμένηγραμματοσειρά" style:family="text">
      <style:text-properties fo:language="el" fo:country="GR"/>
    </style:style>
    <style:style style:name="T32" style:parent-style-name="Προεπιλεγμένηγραμματοσειρά" style:family="text">
      <style:text-properties fo:language="el" fo:country="GR"/>
    </style:style>
    <style:style style:name="T33" style:parent-style-name="Προεπιλεγμένηγραμματοσειρά" style:family="text">
      <style:text-properties fo:language="el" fo:country="GR"/>
    </style:style>
    <style:style style:name="T34" style:parent-style-name="Προεπιλεγμένηγραμματοσειρά" style:family="text">
      <style:text-properties fo:language="el" fo:country="GR"/>
    </style:style>
    <style:style style:name="T35" style:parent-style-name="Προεπιλεγμένηγραμματοσειρά" style:family="text">
      <style:text-properties fo:language="el" fo:country="GR"/>
    </style:style>
    <style:style style:name="T36" style:parent-style-name="Προεπιλεγμένηγραμματοσειρά" style:family="text">
      <style:text-properties fo:language="el" fo:country="GR"/>
    </style:style>
    <style:style style:name="T37" style:parent-style-name="Προεπιλεγμένηγραμματοσειρά" style:family="text">
      <style:text-properties fo:language="el" fo:country="GR"/>
    </style:style>
    <style:style style:name="T38" style:parent-style-name="Προεπιλεγμένηγραμματοσειρά" style:family="text">
      <style:text-properties fo:language="el" fo:country="GR"/>
    </style:style>
    <style:style style:name="T39" style:parent-style-name="Προεπιλεγμένηγραμματοσειρά" style:family="text">
      <style:text-properties fo:language="el" fo:country="GR"/>
    </style:style>
    <style:style style:name="T40" style:parent-style-name="Προεπιλεγμένηγραμματοσειρά" style:family="text">
      <style:text-properties fo:language="el" fo:country="GR"/>
    </style:style>
    <style:style style:name="T41" style:parent-style-name="Προεπιλεγμένηγραμματοσειρά" style:family="text">
      <style:text-properties fo:language="el" fo:country="GR"/>
    </style:style>
    <style:style style:name="T42" style:parent-style-name="Προεπιλεγμένηγραμματοσειρά" style:family="text">
      <style:text-properties fo:language="el" fo:country="GR"/>
    </style:style>
    <style:style style:name="T43" style:parent-style-name="Προεπιλεγμένηγραμματοσειρά" style:family="text">
      <style:text-properties fo:language="el" fo:country="GR"/>
    </style:style>
    <style:style style:name="T44" style:parent-style-name="Προεπιλεγμένηγραμματοσειρά" style:family="text">
      <style:text-properties fo:language="el" fo:country="GR"/>
    </style:style>
    <style:style style:name="P45" style:parent-style-name="Standard" style:family="paragraph">
      <style:text-properties fo:language="el" fo:country="GR"/>
    </style:style>
    <style:style style:name="T46" style:parent-style-name="Προεπιλεγμένηγραμματοσειρά" style:family="text">
      <style:text-properties fo:language="el" fo:country="GR"/>
    </style:style>
    <style:style style:name="P47" style:parent-style-name="Standard" style:family="paragraph">
      <style:text-properties fo:language="el" fo:country="GR"/>
    </style:style>
    <style:style style:name="P48" style:parent-style-name="Standard" style:family="paragraph">
      <style:text-properties fo:language="el" fo:country="GR"/>
    </style:style>
    <style:style style:name="P49" style:parent-style-name="Standard" style:family="paragraph">
      <style:text-properties fo:language="el" fo:country="GR"/>
    </style:style>
    <style:style style:name="T50" style:parent-style-name="Προεπιλεγμένηγραμματοσειρά" style:family="text">
      <style:text-properties fo:language="el" fo:country="GR"/>
    </style:style>
    <style:style style:name="T51" style:parent-style-name="Προεπιλεγμένηγραμματοσειρά" style:family="text">
      <style:text-properties fo:language="el" fo:country="GR"/>
    </style:style>
    <style:style style:name="T52" style:parent-style-name="Προεπιλεγμένηγραμματοσειρά" style:family="text">
      <style:text-properties fo:language="el" fo:country="GR"/>
    </style:style>
    <style:style style:name="P53" style:parent-style-name="Standard" style:family="paragraph">
      <style:text-properties fo:language="el" fo:country="GR"/>
    </style:style>
    <style:style style:name="P54" style:parent-style-name="Standard" style:family="paragraph">
      <style:text-properties fo:language="el" fo:country="GR"/>
    </style:style>
    <style:style style:name="P55" style:parent-style-name="Standard" style:family="paragraph">
      <style:text-properties fo:language="el" fo:country="GR"/>
    </style:style>
    <style:style style:name="T56" style:parent-style-name="Προεπιλεγμένηγραμματοσειρά" style:family="text">
      <style:text-properties fo:language="el" fo:country="GR"/>
    </style:style>
    <style:style style:name="T57" style:parent-style-name="Προεπιλεγμένηγραμματοσειρά" style:family="text">
      <style:text-properties fo:language="el" fo:country="GR"/>
    </style:style>
    <style:style style:name="T58" style:parent-style-name="Προεπιλεγμένηγραμματοσειρά" style:family="text">
      <style:text-properties fo:language="el" fo:country="GR"/>
    </style:style>
    <style:style style:name="T59" style:parent-style-name="Προεπιλεγμένηγραμματοσειρά" style:family="text">
      <style:text-properties fo:language="el" fo:country="GR"/>
    </style:style>
    <style:style style:name="T60" style:parent-style-name="Προεπιλεγμένηγραμματοσειρά" style:family="text">
      <style:text-properties fo:language="el" fo:country="GR"/>
    </style:style>
    <style:style style:name="T61" style:parent-style-name="Προεπιλεγμένηγραμματοσειρά" style:family="text">
      <style:text-properties fo:language="el" fo:country="GR"/>
    </style:style>
    <style:style style:name="T62" style:parent-style-name="Προεπιλεγμένηγραμματοσειρά" style:family="text">
      <style:text-properties fo:language="el" fo:country="GR"/>
    </style:style>
    <style:style style:name="T63" style:parent-style-name="Προεπιλεγμένηγραμματοσειρά" style:family="text">
      <style:text-properties fo:language="el" fo:country="GR"/>
    </style:style>
    <style:style style:name="T64" style:parent-style-name="Προεπιλεγμένηγραμματοσειρά" style:family="text">
      <style:text-properties fo:language="el" fo:country="GR"/>
    </style:style>
    <style:style style:name="T65" style:parent-style-name="Προεπιλεγμένηγραμματοσειρά" style:family="text">
      <style:text-properties fo:language="el" fo:country="GR"/>
    </style:style>
    <style:style style:name="T66" style:parent-style-name="Προεπιλεγμένηγραμματοσειρά" style:family="text">
      <style:text-properties fo:language="el" fo:country="GR"/>
    </style:style>
    <style:style style:name="T67" style:parent-style-name="Προεπιλεγμένηγραμματοσειρά" style:family="text">
      <style:text-properties fo:language="el" fo:country="GR"/>
    </style:style>
    <style:style style:name="T68" style:parent-style-name="Προεπιλεγμένηγραμματοσειρά" style:family="text">
      <style:text-properties fo:language="el" fo:country="GR"/>
    </style:style>
    <style:style style:name="P69" style:parent-style-name="Standard" style:family="paragraph">
      <style:text-properties fo:language="el" fo:country="GR"/>
    </style:style>
    <style:style style:name="P70" style:parent-style-name="Standard" style:family="paragraph">
      <style:text-properties fo:language="el" fo:country="GR"/>
    </style:style>
    <style:style style:name="P71" style:parent-style-name="Standard" style:family="paragraph">
      <style:text-properties fo:language="el" fo:country="GR"/>
    </style:style>
    <style:style style:name="T72" style:parent-style-name="Προεπιλεγμένηγραμματοσειρά" style:family="text">
      <style:text-properties fo:language="el" fo:country="GR"/>
    </style:style>
    <style:style style:name="T73" style:parent-style-name="Προεπιλεγμένηγραμματοσειρά" style:family="text">
      <style:text-properties fo:language="el" fo:country="GR"/>
    </style:style>
    <style:style style:name="T74" style:parent-style-name="Προεπιλεγμένηγραμματοσειρά" style:family="text">
      <style:text-properties fo:language="el" fo:country="GR"/>
    </style:style>
    <style:style style:name="T75" style:parent-style-name="Προεπιλεγμένηγραμματοσειρά" style:family="text">
      <style:text-properties fo:language="el" fo:country="GR"/>
    </style:style>
    <style:style style:name="P76" style:parent-style-name="Standard" style:family="paragraph">
      <style:text-properties fo:language="el" fo:country="GR"/>
    </style:style>
    <style:style style:name="T77" style:parent-style-name="Προεπιλεγμένηγραμματοσειρά" style:family="text">
      <style:text-properties fo:language="el" fo:country="GR"/>
    </style:style>
    <style:style style:name="T78" style:parent-style-name="Προεπιλεγμένηγραμματοσειρά" style:family="text">
      <style:text-properties fo:language="el" fo:country="GR"/>
    </style:style>
    <style:style style:name="P79" style:parent-style-name="Standard" style:family="paragraph">
      <style:text-properties fo:language="el" fo:country="GR"/>
    </style:style>
    <style:style style:name="P80" style:parent-style-name="Standard" style:family="paragraph">
      <style:text-properties fo:language="el" fo:country="GR"/>
    </style:style>
    <style:style style:name="T81" style:parent-style-name="Προεπιλεγμένηγραμματοσειρά" style:family="text">
      <style:text-properties fo:language="el" fo:country="GR"/>
    </style:style>
    <style:style style:name="T82" style:parent-style-name="Προεπιλεγμένηγραμματοσειρά" style:family="text">
      <style:text-properties fo:language="el" fo:country="GR"/>
    </style:style>
    <style:style style:name="T83" style:parent-style-name="Προεπιλεγμένηγραμματοσειρά" style:family="text">
      <style:text-properties style:text-position="sub 66.6%" fo:language="el" fo:country="GR"/>
    </style:style>
    <style:style style:name="T84" style:parent-style-name="Προεπιλεγμένηγραμματοσειρά" style:family="text">
      <style:text-properties fo:language="el" fo:country="GR"/>
    </style:style>
    <style:style style:name="T85" style:parent-style-name="Προεπιλεγμένηγραμματοσειρά" style:family="text">
      <style:text-properties style:text-position="sub 66.6%" fo:language="el" fo:country="GR"/>
    </style:style>
    <style:style style:name="T86" style:parent-style-name="Προεπιλεγμένηγραμματοσειρά" style:family="text">
      <style:text-properties fo:language="el" fo:country="GR"/>
    </style:style>
    <style:style style:name="T87" style:parent-style-name="Προεπιλεγμένηγραμματοσειρά" style:family="text">
      <style:text-properties style:text-position="sub 66.6%"/>
    </style:style>
    <style:style style:name="T88" style:parent-style-name="Προεπιλεγμένηγραμματοσειρά" style:family="text">
      <style:text-properties fo:language="el" fo:country="GR"/>
    </style:style>
    <style:style style:name="T89" style:parent-style-name="Προεπιλεγμένηγραμματοσειρά" style:family="text">
      <style:text-properties style:text-position="sub 66.6%"/>
    </style:style>
    <style:style style:name="T90" style:parent-style-name="Προεπιλεγμένηγραμματοσειρά" style:family="text">
      <style:text-properties fo:language="el" fo:country="GR"/>
    </style:style>
    <style:style style:name="T91" style:parent-style-name="Προεπιλεγμένηγραμματοσειρά" style:family="text">
      <style:text-properties style:text-position="sub 66.6%" fo:language="el" fo:country="GR"/>
    </style:style>
    <style:style style:name="T92" style:parent-style-name="Προεπιλεγμένηγραμματοσειρά" style:family="text">
      <style:text-properties fo:language="el" fo:country="GR"/>
    </style:style>
    <style:style style:name="T93" style:parent-style-name="Προεπιλεγμένηγραμματοσειρά" style:family="text">
      <style:text-properties style:text-position="sub 66.6%" fo:language="el" fo:country="GR"/>
    </style:style>
    <style:style style:name="T94" style:parent-style-name="Προεπιλεγμένηγραμματοσειρά" style:family="text">
      <style:text-properties fo:language="el" fo:country="GR"/>
    </style:style>
    <style:style style:name="T95" style:parent-style-name="Προεπιλεγμένηγραμματοσειρά" style:family="text">
      <style:text-properties style:text-position="sub 66.6%"/>
    </style:style>
    <style:style style:name="T96" style:parent-style-name="Προεπιλεγμένηγραμματοσειρά" style:family="text">
      <style:text-properties fo:language="el" fo:country="GR"/>
    </style:style>
    <style:style style:name="T97" style:parent-style-name="Προεπιλεγμένηγραμματοσειρά" style:family="text">
      <style:text-properties fo:language="el" fo:country="GR"/>
    </style:style>
    <style:style style:name="T98" style:parent-style-name="Προεπιλεγμένηγραμματοσειρά" style:family="text">
      <style:text-properties style:text-position="sub 66.6%"/>
    </style:style>
    <style:style style:name="P99" style:parent-style-name="Standard" style:family="paragraph">
      <style:paragraph-properties fo:text-align="start"/>
    </style:style>
    <style:style style:name="T100" style:parent-style-name="Προεπιλεγμένηγραμματοσειρά" style:family="text">
      <style:text-properties fo:language="el" fo:country="GR"/>
    </style:style>
    <style:style style:name="T101" style:parent-style-name="Προεπιλεγμένηγραμματοσειρά" style:family="text">
      <style:text-properties fo:language="el" fo:country="GR"/>
    </style:style>
    <style:style style:name="T102" style:parent-style-name="Προεπιλεγμένηγραμματοσειρά" style:family="text">
      <style:text-properties fo:language="el" fo:country="GR"/>
    </style:style>
    <style:style style:name="T103" style:parent-style-name="Προεπιλεγμένηγραμματοσειρά" style:family="text">
      <style:text-properties style:text-position="sub 66.6%"/>
    </style:style>
    <style:style style:name="T104" style:parent-style-name="Προεπιλεγμένηγραμματοσειρά" style:family="text">
      <style:text-properties fo:language="el" fo:country="GR"/>
    </style:style>
    <style:style style:name="T105" style:parent-style-name="Προεπιλεγμένηγραμματοσειρά" style:family="text">
      <style:text-properties style:text-position="sub 66.6%" fo:language="el" fo:country="GR"/>
    </style:style>
    <style:style style:name="T106" style:parent-style-name="Προεπιλεγμένηγραμματοσειρά" style:family="text">
      <style:text-properties fo:language="el" fo:country="GR"/>
    </style:style>
    <style:style style:name="T107" style:parent-style-name="Προεπιλεγμένηγραμματοσειρά" style:family="text">
      <style:text-properties style:text-position="sub 66.6%" fo:language="el" fo:country="GR"/>
    </style:style>
    <style:style style:name="T108" style:parent-style-name="Προεπιλεγμένηγραμματοσειρά" style:family="text">
      <style:text-properties fo:language="el" fo:country="GR"/>
    </style:style>
    <style:style style:name="T109" style:parent-style-name="Προεπιλεγμένηγραμματοσειρά" style:family="text">
      <style:text-properties style:text-position="sub 66.6%"/>
    </style:style>
    <style:style style:name="T110" style:parent-style-name="Προεπιλεγμένηγραμματοσειρά" style:family="text">
      <style:text-properties fo:language="el" fo:country="GR"/>
    </style:style>
    <style:style style:name="T111" style:parent-style-name="Προεπιλεγμένηγραμματοσειρά" style:family="text">
      <style:text-properties fo:language="el" fo:country="GR"/>
    </style:style>
    <style:style style:name="T112" style:parent-style-name="Προεπιλεγμένηγραμματοσειρά" style:family="text">
      <style:text-properties style:text-position="sub 66.6%" fo:language="el" fo:country="GR"/>
    </style:style>
    <style:style style:name="T113" style:parent-style-name="Προεπιλεγμένηγραμματοσειρά" style:family="text">
      <style:text-properties fo:language="el" fo:country="GR"/>
    </style:style>
    <style:style style:name="T114" style:parent-style-name="Προεπιλεγμένηγραμματοσειρά" style:family="text">
      <style:text-properties style:text-position="sub 66.6%" fo:language="el" fo:country="GR"/>
    </style:style>
    <style:style style:name="T115" style:parent-style-name="Προεπιλεγμένηγραμματοσειρά" style:family="text">
      <style:text-properties fo:language="el" fo:country="GR"/>
    </style:style>
    <style:style style:name="T116" style:parent-style-name="Προεπιλεγμένηγραμματοσειρά" style:family="text">
      <style:text-properties style:text-position="sub 66.6%"/>
    </style:style>
    <style:style style:name="T117" style:parent-style-name="Προεπιλεγμένηγραμματοσειρά" style:family="text">
      <style:text-properties fo:language="el" fo:country="GR"/>
    </style:style>
    <style:style style:name="T118" style:parent-style-name="Προεπιλεγμένηγραμματοσειρά" style:family="text">
      <style:text-properties fo:language="el" fo:country="GR"/>
    </style:style>
    <style:style style:name="P119" style:parent-style-name="Standard" style:family="paragraph">
      <style:text-properties fo:language="el" fo:country="GR"/>
    </style:style>
    <style:style style:name="T120" style:parent-style-name="Προεπιλεγμένηγραμματοσειρά" style:family="text">
      <style:text-properties fo:language="el" fo:country="GR"/>
    </style:style>
    <style:style style:name="P121" style:parent-style-name="Standard" style:family="paragraph">
      <style:text-properties fo:language="el" fo:country="GR"/>
    </style:style>
    <style:style style:name="T122" style:parent-style-name="Προεπιλεγμένηγραμματοσειρά" style:family="text">
      <style:text-properties fo:language="el" fo:country="GR"/>
    </style:style>
    <style:style style:name="T123" style:parent-style-name="Προεπιλεγμένηγραμματοσειρά" style:family="text">
      <style:text-properties fo:language="el" fo:country="GR"/>
    </style:style>
    <style:style style:name="T124" style:parent-style-name="Προεπιλεγμένηγραμματοσειρά" style:family="text">
      <style:text-properties fo:language="el" fo:country="GR"/>
    </style:style>
    <style:style style:name="T125" style:parent-style-name="Προεπιλεγμένηγραμματοσειρά" style:family="text">
      <style:text-properties fo:language="el" fo:country="GR"/>
    </style:style>
    <style:style style:name="T126" style:parent-style-name="Προεπιλεγμένηγραμματοσειρά" style:family="text">
      <style:text-properties fo:language="el" fo:country="GR"/>
    </style:style>
    <style:style style:name="T127" style:parent-style-name="Προεπιλεγμένηγραμματοσειρά" style:family="text">
      <style:text-properties fo:language="el" fo:country="GR"/>
    </style:style>
    <style:style style:name="T128" style:parent-style-name="Προεπιλεγμένηγραμματοσειρά" style:family="text">
      <style:text-properties fo:language="el" fo:country="GR"/>
    </style:style>
    <style:style style:name="T129" style:parent-style-name="Προεπιλεγμένηγραμματοσειρά" style:family="text">
      <style:text-properties fo:language="el" fo:country="GR"/>
    </style:style>
    <style:style style:name="T130" style:parent-style-name="Προεπιλεγμένηγραμματοσειρά" style:family="text">
      <style:text-properties fo:language="el" fo:country="GR"/>
    </style:style>
    <style:style style:name="T131" style:parent-style-name="Προεπιλεγμένηγραμματοσειρά" style:family="text">
      <style:text-properties fo:language="el" fo:country="GR"/>
    </style:style>
    <style:style style:name="T132" style:parent-style-name="Προεπιλεγμένηγραμματοσειρά" style:family="text">
      <style:text-properties fo:language="el" fo:country="GR"/>
    </style:style>
    <style:style style:name="T133" style:parent-style-name="Προεπιλεγμένηγραμματοσειρά" style:family="text">
      <style:text-properties fo:language="el" fo:country="GR"/>
    </style:style>
    <style:style style:name="P134" style:parent-style-name="Standard" style:family="paragraph">
      <style:text-properties fo:language="el" fo:country="GR"/>
    </style:style>
    <style:style style:name="T135" style:parent-style-name="Προεπιλεγμένηγραμματοσειρά" style:family="text">
      <style:text-properties fo:language="el" fo:country="GR"/>
    </style:style>
    <style:style style:name="T136" style:parent-style-name="Προεπιλεγμένηγραμματοσειρά" style:family="text">
      <style:text-properties fo:language="el" fo:country="GR"/>
    </style:style>
    <style:style style:name="T137" style:parent-style-name="Προεπιλεγμένηγραμματοσειρά" style:family="text">
      <style:text-properties fo:language="el" fo:country="GR"/>
    </style:style>
    <style:style style:name="T138" style:parent-style-name="Προεπιλεγμένηγραμματοσειρά" style:family="text">
      <style:text-properties fo:language="el" fo:country="GR"/>
    </style:style>
    <style:style style:name="T139" style:parent-style-name="Προεπιλεγμένηγραμματοσειρά" style:family="text">
      <style:text-properties fo:language="el" fo:country="GR"/>
    </style:style>
    <style:style style:name="T140" style:parent-style-name="Προεπιλεγμένηγραμματοσειρά" style:family="text">
      <style:text-properties fo:language="el" fo:country="GR"/>
    </style:style>
    <style:style style:name="T141" style:parent-style-name="Προεπιλεγμένηγραμματοσειρά" style:family="text">
      <style:text-properties fo:language="el" fo:country="GR"/>
    </style:style>
    <style:style style:name="T142" style:parent-style-name="Προεπιλεγμένηγραμματοσειρά" style:family="text">
      <style:text-properties fo:language="el" fo:country="GR"/>
    </style:style>
    <style:style style:name="P143" style:parent-style-name="Standard" style:family="paragraph">
      <style:text-properties fo:language="el" fo:country="GR"/>
    </style:style>
    <style:style style:name="P144" style:parent-style-name="Standard" style:family="paragraph">
      <style:text-properties fo:language="el" fo:country="GR"/>
    </style:style>
    <style:style style:name="T145" style:parent-style-name="Προεπιλεγμένηγραμματοσειρά" style:family="text">
      <style:text-properties fo:language="el" fo:country="GR"/>
    </style:style>
    <style:style style:name="T146" style:parent-style-name="Προεπιλεγμένηγραμματοσειρά" style:family="text">
      <style:text-properties fo:language="el" fo:country="GR"/>
    </style:style>
    <style:style style:name="T147" style:parent-style-name="Προεπιλεγμένηγραμματοσειρά" style:family="text">
      <style:text-properties fo:language="el" fo:country="GR"/>
    </style:style>
    <style:style style:name="P148" style:parent-style-name="Standard" style:family="paragraph">
      <style:text-properties fo:language="el" fo:country="GR"/>
    </style:style>
    <style:style style:name="P149" style:parent-style-name="Standard" style:family="paragraph">
      <style:text-properties fo:language="el" fo:country="GR"/>
    </style:style>
    <style:style style:name="P150" style:parent-style-name="Standard" style:family="paragraph">
      <style:text-properties fo:language="el" fo:country="GR"/>
    </style:style>
    <style:style style:name="P151" style:parent-style-name="Standard" style:family="paragraph">
      <style:text-properties fo:language="el" fo:country="GR"/>
    </style:style>
    <style:style style:name="T152" style:parent-style-name="Προεπιλεγμένηγραμματοσειρά" style:family="text">
      <style:text-properties fo:language="el" fo:country="GR"/>
    </style:style>
    <style:style style:name="T153" style:parent-style-name="Προεπιλεγμένηγραμματοσειρά" style:family="text">
      <style:text-properties fo:language="el" fo:country="GR"/>
    </style:style>
    <style:style style:name="T154" style:parent-style-name="Προεπιλεγμένηγραμματοσειρά" style:family="text">
      <style:text-properties fo:language="el" fo:country="GR"/>
    </style:style>
    <style:style style:name="T155" style:parent-style-name="Προεπιλεγμένηγραμματοσειρά" style:family="text">
      <style:text-properties fo:language="el" fo:country="GR"/>
    </style:style>
    <style:style style:name="T156" style:parent-style-name="Προεπιλεγμένηγραμματοσειρά" style:family="text">
      <style:text-properties fo:language="el" fo:country="GR"/>
    </style:style>
    <style:style style:name="T157" style:parent-style-name="Προεπιλεγμένηγραμματοσειρά" style:family="text">
      <style:text-properties fo:language="el" fo:country="GR"/>
    </style:style>
    <style:style style:name="T158" style:parent-style-name="Προεπιλεγμένηγραμματοσειρά" style:family="text">
      <style:text-properties fo:language="el" fo:country="GR"/>
    </style:style>
    <style:style style:name="T159" style:parent-style-name="Προεπιλεγμένηγραμματοσειρά" style:family="text">
      <style:text-properties fo:language="el" fo:country="GR"/>
    </style:style>
    <style:style style:name="T160" style:parent-style-name="Προεπιλεγμένηγραμματοσειρά" style:family="text">
      <style:text-properties fo:language="el" fo:country="GR"/>
    </style:style>
    <style:style style:name="P161" style:parent-style-name="Standard" style:family="paragraph">
      <style:text-properties fo:language="el" fo:country="GR"/>
    </style:style>
    <style:style style:name="T162" style:parent-style-name="Προεπιλεγμένηγραμματοσειρά" style:family="text">
      <style:text-properties fo:language="el" fo:country="GR"/>
    </style:style>
    <style:style style:name="T163" style:parent-style-name="Προεπιλεγμένηγραμματοσειρά" style:family="text">
      <style:text-properties fo:language="el" fo:country="GR"/>
    </style:style>
    <style:style style:name="T164" style:parent-style-name="Προεπιλεγμένηγραμματοσειρά" style:family="text">
      <style:text-properties fo:language="el" fo:country="GR"/>
    </style:style>
    <style:style style:name="P165" style:parent-style-name="Standard" style:family="paragraph">
      <style:text-properties fo:language="el" fo:country="GR"/>
    </style:style>
    <style:style style:name="P166" style:parent-style-name="Standard" style:family="paragraph">
      <style:text-properties fo:language="el" fo:country="GR"/>
    </style:style>
    <style:style style:name="P167" style:parent-style-name="Standard" style:family="paragraph">
      <style:text-properties fo:language="el" fo:country="GR"/>
    </style:style>
    <style:style style:name="T168" style:parent-style-name="Προεπιλεγμένηγραμματοσειρά" style:family="text">
      <style:text-properties fo:language="el" fo:country="GR"/>
    </style:style>
    <style:style style:name="T169" style:parent-style-name="Προεπιλεγμένηγραμματοσειρά" style:family="text">
      <style:text-properties fo:language="el" fo:country="GR"/>
    </style:style>
    <style:style style:name="T170" style:parent-style-name="Προεπιλεγμένηγραμματοσειρά" style:family="text">
      <style:text-properties fo:language="el" fo:country="GR"/>
    </style:style>
    <style:style style:name="T171" style:parent-style-name="Προεπιλεγμένηγραμματοσειρά" style:family="text">
      <style:text-properties fo:language="el" fo:country="GR"/>
    </style:style>
    <style:style style:name="T172" style:parent-style-name="Προεπιλεγμένηγραμματοσειρά" style:family="text">
      <style:text-properties fo:language="el" fo:country="GR"/>
    </style:style>
    <style:style style:name="P173" style:parent-style-name="Standard" style:family="paragraph">
      <style:text-properties fo:language="el" fo:country="GR"/>
    </style:style>
    <style:style style:name="T174" style:parent-style-name="Προεπιλεγμένηγραμματοσειρά" style:family="text">
      <style:text-properties fo:language="el" fo:country="GR"/>
    </style:style>
    <style:style style:name="T175" style:parent-style-name="Προεπιλεγμένηγραμματοσειρά" style:family="text">
      <style:text-properties fo:language="el" fo:country="GR"/>
    </style:style>
    <style:style style:name="T176" style:parent-style-name="Προεπιλεγμένηγραμματοσειρά" style:family="text">
      <style:text-properties fo:language="el" fo:country="GR"/>
    </style:style>
    <style:style style:name="T177" style:parent-style-name="Προεπιλεγμένηγραμματοσειρά" style:family="text">
      <style:text-properties fo:language="el" fo:country="GR"/>
    </style:style>
    <style:style style:name="T178" style:parent-style-name="Προεπιλεγμένηγραμματοσειρά" style:family="text">
      <style:text-properties fo:language="el" fo:country="GR"/>
    </style:style>
    <style:style style:name="T179" style:parent-style-name="Προεπιλεγμένηγραμματοσειρά" style:family="text">
      <style:text-properties fo:language="el" fo:country="GR"/>
    </style:style>
    <style:style style:name="T180" style:parent-style-name="Προεπιλεγμένηγραμματοσειρά" style:family="text">
      <style:text-properties fo:language="el" fo:country="GR"/>
    </style:style>
    <style:style style:name="P181" style:parent-style-name="Standard" style:family="paragraph">
      <style:text-properties fo:language="el" fo:country="GR"/>
    </style:style>
    <style:style style:name="P182" style:parent-style-name="Standard" style:family="paragraph">
      <style:text-properties fo:language="el" fo:country="GR"/>
    </style:style>
    <style:style style:name="T183" style:parent-style-name="Προεπιλεγμένηγραμματοσειρά" style:family="text">
      <style:text-properties fo:language="el" fo:country="GR"/>
    </style:style>
    <style:style style:name="T184" style:parent-style-name="Προεπιλεγμένηγραμματοσειρά" style:family="text">
      <style:text-properties fo:language="el" fo:country="GR"/>
    </style:style>
    <style:style style:name="T185" style:parent-style-name="Προεπιλεγμένηγραμματοσειρά" style:family="text">
      <style:text-properties fo:language="el" fo:country="GR"/>
    </style:style>
    <style:style style:name="P186" style:parent-style-name="Standard" style:family="paragraph">
      <style:paragraph-properties fo:text-align="start"/>
    </style:style>
    <style:style style:name="T187" style:parent-style-name="Προεπιλεγμένηγραμματοσειρά" style:family="text">
      <style:text-properties fo:language="el" fo:country="GR"/>
    </style:style>
    <style:style style:name="T188" style:parent-style-name="Προεπιλεγμένηγραμματοσειρά" style:family="text">
      <style:text-properties fo:language="el" fo:country="GR"/>
    </style:style>
    <style:style style:name="T189" style:parent-style-name="Προεπιλεγμένηγραμματοσειρά" style:family="text">
      <style:text-properties fo:language="el" fo:country="GR"/>
    </style:style>
    <style:style style:name="T190" style:parent-style-name="Προεπιλεγμένηγραμματοσειρά" style:family="text">
      <style:text-properties fo:language="el" fo:country="GR"/>
    </style:style>
    <style:style style:name="T191" style:parent-style-name="Προεπιλεγμένηγραμματοσειρά" style:family="text">
      <style:text-properties fo:language="el" fo:country="GR"/>
    </style:style>
    <style:style style:name="T192" style:parent-style-name="Προεπιλεγμένηγραμματοσειρά" style:family="text">
      <style:text-properties fo:language="el" fo:country="GR"/>
    </style:style>
    <style:style style:name="T193" style:parent-style-name="Προεπιλεγμένηγραμματοσειρά" style:family="text">
      <style:text-properties fo:language="el" fo:country="GR"/>
    </style:style>
    <style:style style:name="T194" style:parent-style-name="Προεπιλεγμένηγραμματοσειρά" style:family="text">
      <style:text-properties fo:language="el" fo:country="GR"/>
    </style:style>
    <style:style style:name="T195" style:parent-style-name="Προεπιλεγμένηγραμματοσειρά" style:family="text">
      <style:text-properties fo:language="el" fo:country="GR"/>
    </style:style>
    <style:style style:name="T196" style:parent-style-name="Προεπιλεγμένηγραμματοσειρά" style:family="text">
      <style:text-properties fo:language="el" fo:country="GR"/>
    </style:style>
    <style:style style:name="T197" style:parent-style-name="Προεπιλεγμένηγραμματοσειρά" style:family="text">
      <style:text-properties fo:language="el" fo:country="GR"/>
    </style:style>
    <style:style style:name="T198" style:parent-style-name="Προεπιλεγμένηγραμματοσειρά" style:family="text">
      <style:text-properties fo:language="el" fo:country="GR"/>
    </style:style>
    <style:style style:name="T199" style:parent-style-name="Προεπιλεγμένηγραμματοσειρά" style:family="text">
      <style:text-properties fo:language="el" fo:country="GR"/>
    </style:style>
    <style:style style:name="P200" style:parent-style-name="Standard" style:family="paragraph">
      <style:text-properties fo:language="el" fo:country="GR"/>
    </style:style>
    <style:style style:name="T201" style:parent-style-name="Προεπιλεγμένηγραμματοσειρά" style:family="text">
      <style:text-properties fo:language="el" fo:country="GR"/>
    </style:style>
    <style:style style:name="T202" style:parent-style-name="Προεπιλεγμένηγραμματοσειρά" style:family="text">
      <style:text-properties fo:language="el" fo:country="GR"/>
    </style:style>
    <style:style style:name="T203" style:parent-style-name="Προεπιλεγμένηγραμματοσειρά" style:family="text">
      <style:text-properties fo:language="el" fo:country="GR"/>
    </style:style>
    <style:style style:name="P204" style:parent-style-name="Standard" style:family="paragraph">
      <style:text-properties fo:language="el" fo:country="GR"/>
    </style:style>
    <style:style style:name="P205" style:parent-style-name="Standard" style:family="paragraph">
      <style:text-properties fo:language="el" fo:country="GR"/>
    </style:style>
    <style:style style:name="T206" style:parent-style-name="Προεπιλεγμένηγραμματοσειρά" style:family="text">
      <style:text-properties fo:language="el" fo:country="GR"/>
    </style:style>
    <style:style style:name="T207" style:parent-style-name="Προεπιλεγμένηγραμματοσειρά" style:family="text">
      <style:text-properties fo:language="el" fo:country="GR"/>
    </style:style>
    <style:style style:name="T208" style:parent-style-name="Προεπιλεγμένηγραμματοσειρά" style:family="text">
      <style:text-properties fo:language="el" fo:country="GR"/>
    </style:style>
    <style:style style:name="T209" style:parent-style-name="Προεπιλεγμένηγραμματοσειρά" style:family="text">
      <style:text-properties fo:language="el" fo:country="GR"/>
    </style:style>
    <style:style style:name="T210" style:parent-style-name="Προεπιλεγμένηγραμματοσειρά" style:family="text">
      <style:text-properties fo:language="el" fo:country="GR"/>
    </style:style>
    <style:style style:name="T211" style:parent-style-name="Προεπιλεγμένηγραμματοσειρά" style:family="text">
      <style:text-properties fo:language="el" fo:country="GR"/>
    </style:style>
    <style:style style:name="P212" style:parent-style-name="Standard" style:family="paragraph">
      <style:text-properties fo:language="el" fo:country="GR"/>
    </style:style>
    <style:style style:name="P213" style:parent-style-name="Standard" style:family="paragraph">
      <style:text-properties fo:language="el" fo:country="GR"/>
    </style:style>
    <style:style style:name="T214" style:parent-style-name="Προεπιλεγμένηγραμματοσειρά" style:family="text">
      <style:text-properties fo:language="el" fo:country="GR"/>
    </style:style>
    <style:style style:name="T215" style:parent-style-name="Προεπιλεγμένηγραμματοσειρά" style:family="text">
      <style:text-properties fo:language="el" fo:country="GR"/>
    </style:style>
    <style:style style:name="P216" style:parent-style-name="Standard" style:family="paragraph">
      <style:text-properties fo:language="el" fo:country="GR"/>
    </style:style>
    <style:style style:name="T217" style:parent-style-name="Προεπιλεγμένηγραμματοσειρά" style:family="text">
      <style:text-properties fo:language="el" fo:country="GR"/>
    </style:style>
    <style:style style:name="T218" style:parent-style-name="Προεπιλεγμένηγραμματοσειρά" style:family="text">
      <style:text-properties fo:language="el" fo:country="GR"/>
    </style:style>
    <style:style style:name="T219" style:parent-style-name="Προεπιλεγμένηγραμματοσειρά" style:family="text">
      <style:text-properties fo:language="el" fo:country="GR"/>
    </style:style>
    <style:style style:name="T220" style:parent-style-name="Προεπιλεγμένηγραμματοσειρά" style:family="text">
      <style:text-properties fo:language="el" fo:country="GR"/>
    </style:style>
    <style:style style:name="P221" style:parent-style-name="Standard" style:family="paragraph">
      <style:text-properties fo:language="el" fo:country="GR"/>
    </style:style>
    <style:style style:name="P222" style:parent-style-name="Standard" style:family="paragraph">
      <style:text-properties fo:language="el" fo:country="GR"/>
    </style:style>
    <style:style style:name="T223" style:parent-style-name="Προεπιλεγμένηγραμματοσειρά" style:family="text">
      <style:text-properties fo:language="el" fo:country="GR"/>
    </style:style>
    <style:style style:name="T224" style:parent-style-name="Προεπιλεγμένηγραμματοσειρά" style:family="text">
      <style:text-properties fo:language="el" fo:country="GR"/>
    </style:style>
    <style:style style:name="T225" style:parent-style-name="Προεπιλεγμένηγραμματοσειρά" style:family="text">
      <style:text-properties fo:language="el" fo:country="GR"/>
    </style:style>
    <style:style style:name="T226" style:parent-style-name="Προεπιλεγμένηγραμματοσειρά" style:family="text">
      <style:text-properties fo:language="el" fo:country="GR"/>
    </style:style>
    <style:style style:name="T227" style:parent-style-name="Προεπιλεγμένηγραμματοσειρά" style:family="text">
      <style:text-properties fo:language="el" fo:country="GR"/>
    </style:style>
    <style:style style:name="T228" style:parent-style-name="Προεπιλεγμένηγραμματοσειρά" style:family="text">
      <style:text-properties fo:language="el" fo:country="GR"/>
    </style:style>
    <style:style style:name="T229" style:parent-style-name="Προεπιλεγμένηγραμματοσειρά" style:family="text">
      <style:text-properties fo:language="el" fo:country="GR"/>
    </style:style>
    <style:style style:name="T230" style:parent-style-name="Προεπιλεγμένηγραμματοσειρά" style:family="text">
      <style:text-properties fo:language="el" fo:country="GR"/>
    </style:style>
    <style:style style:name="T231" style:parent-style-name="Προεπιλεγμένηγραμματοσειρά" style:family="text">
      <style:text-properties fo:language="el" fo:country="GR"/>
    </style:style>
    <style:style style:name="T232" style:parent-style-name="Προεπιλεγμένηγραμματοσειρά" style:family="text">
      <style:text-properties fo:language="el" fo:country="GR"/>
    </style:style>
    <style:style style:name="P233" style:parent-style-name="Standard" style:family="paragraph">
      <style:text-properties fo:language="el" fo:country="GR"/>
    </style:style>
    <style:style style:name="T234" style:parent-style-name="Προεπιλεγμένηγραμματοσειρά" style:family="text">
      <style:text-properties fo:language="el" fo:country="GR"/>
    </style:style>
    <style:style style:name="T235" style:parent-style-name="Προεπιλεγμένηγραμματοσειρά" style:family="text">
      <style:text-properties fo:language="el" fo:country="GR"/>
    </style:style>
    <style:style style:name="T236" style:parent-style-name="Προεπιλεγμένηγραμματοσειρά" style:family="text">
      <style:text-properties fo:language="el" fo:country="GR"/>
    </style:style>
    <style:style style:name="T237" style:parent-style-name="Προεπιλεγμένηγραμματοσειρά" style:family="text">
      <style:text-properties fo:language="el" fo:country="GR"/>
    </style:style>
    <style:style style:name="T238" style:parent-style-name="Προεπιλεγμένηγραμματοσειρά" style:family="text">
      <style:text-properties fo:language="el" fo:country="GR"/>
    </style:style>
    <style:style style:name="T239" style:parent-style-name="Προεπιλεγμένηγραμματοσειρά" style:family="text">
      <style:text-properties fo:language="el" fo:country="GR"/>
    </style:style>
    <style:style style:name="P240" style:parent-style-name="Standard" style:family="paragraph">
      <style:text-properties fo:language="el" fo:country="GR"/>
    </style:style>
    <style:style style:name="P241" style:parent-style-name="Standard" style:family="paragraph">
      <style:text-properties fo:language="el" fo:country="GR"/>
    </style:style>
    <style:style style:name="P242" style:parent-style-name="Standard" style:family="paragraph">
      <style:text-properties fo:language="el" fo:country="GR"/>
    </style:style>
    <style:style style:name="T243" style:parent-style-name="Προεπιλεγμένηγραμματοσειρά" style:family="text">
      <style:text-properties fo:language="el" fo:country="GR"/>
    </style:style>
    <style:style style:name="T244" style:parent-style-name="Προεπιλεγμένηγραμματοσειρά" style:family="text">
      <style:text-properties fo:language="el" fo:country="GR"/>
    </style:style>
    <style:style style:name="T245" style:parent-style-name="Προεπιλεγμένηγραμματοσειρά" style:family="text">
      <style:text-properties fo:language="el" fo:country="GR"/>
    </style:style>
    <style:style style:name="T246" style:parent-style-name="Προεπιλεγμένηγραμματοσειρά" style:family="text">
      <style:text-properties fo:language="el" fo:country="GR"/>
    </style:style>
    <style:style style:name="T247" style:parent-style-name="Προεπιλεγμένηγραμματοσειρά" style:family="text">
      <style:text-properties fo:language="el" fo:country="GR"/>
    </style:style>
    <style:style style:name="P248" style:parent-style-name="Standard" style:family="paragraph">
      <style:text-properties fo:language="el" fo:country="GR"/>
    </style:style>
    <style:style style:name="P249" style:parent-style-name="Standard" style:family="paragraph">
      <style:text-properties fo:language="el" fo:country="GR"/>
    </style:style>
    <style:style style:name="P250" style:parent-style-name="Standard" style:family="paragraph">
      <style:text-properties fo:language="el" fo:country="GR"/>
    </style:style>
    <style:style style:name="T251" style:parent-style-name="Προεπιλεγμένηγραμματοσειρά" style:family="text">
      <style:text-properties fo:language="el" fo:country="GR"/>
    </style:style>
    <style:style style:name="T252" style:parent-style-name="Προεπιλεγμένηγραμματοσειρά" style:family="text">
      <style:text-properties fo:language="el" fo:country="GR"/>
    </style:style>
    <style:style style:name="T253" style:parent-style-name="Προεπιλεγμένηγραμματοσειρά" style:family="text">
      <style:text-properties fo:language="el" fo:country="GR"/>
    </style:style>
    <style:style style:name="T254" style:parent-style-name="Προεπιλεγμένηγραμματοσειρά" style:family="text">
      <style:text-properties fo:language="el" fo:country="GR"/>
    </style:style>
    <style:style style:name="T255" style:parent-style-name="Προεπιλεγμένηγραμματοσειρά" style:family="text">
      <style:text-properties fo:language="el" fo:country="GR"/>
    </style:style>
    <style:style style:name="T256" style:parent-style-name="Προεπιλεγμένηγραμματοσειρά" style:family="text">
      <style:text-properties fo:language="el" fo:country="GR"/>
    </style:style>
    <style:style style:name="T257" style:parent-style-name="Προεπιλεγμένηγραμματοσειρά" style:family="text">
      <style:text-properties fo:language="el" fo:country="GR"/>
    </style:style>
    <style:style style:name="P258" style:parent-style-name="Standard" style:family="paragraph">
      <style:text-properties fo:language="el" fo:country="GR"/>
    </style:style>
    <style:style style:name="P259" style:parent-style-name="Standard" style:family="paragraph">
      <style:text-properties fo:language="el" fo:country="GR"/>
    </style:style>
    <style:style style:name="T260" style:parent-style-name="Προεπιλεγμένηγραμματοσειρά" style:family="text">
      <style:text-properties fo:language="el" fo:country="GR"/>
    </style:style>
    <style:style style:name="T261" style:parent-style-name="Προεπιλεγμένηγραμματοσειρά" style:family="text">
      <style:text-properties fo:language="el" fo:country="GR"/>
    </style:style>
    <style:style style:name="T262" style:parent-style-name="Προεπιλεγμένηγραμματοσειρά" style:family="text">
      <style:text-properties fo:language="el" fo:country="GR"/>
    </style:style>
    <style:style style:name="T263" style:parent-style-name="Προεπιλεγμένηγραμματοσειρά" style:family="text">
      <style:text-properties fo:language="el" fo:country="GR"/>
    </style:style>
    <style:style style:name="P264" style:parent-style-name="Standard" style:family="paragraph">
      <style:text-properties fo:language="el" fo:country="GR"/>
    </style:style>
    <style:style style:name="P265" style:parent-style-name="Standard" style:family="paragraph">
      <style:text-properties fo:language="el" fo:country="GR"/>
    </style:style>
    <style:style style:name="T266" style:parent-style-name="Προεπιλεγμένηγραμματοσειρά" style:family="text">
      <style:text-properties fo:language="el" fo:country="GR"/>
    </style:style>
    <style:style style:name="T267" style:parent-style-name="Προεπιλεγμένηγραμματοσειρά" style:family="text">
      <style:text-properties fo:language="el" fo:country="GR"/>
    </style:style>
    <style:style style:name="T268" style:parent-style-name="Προεπιλεγμένηγραμματοσειρά" style:family="text">
      <style:text-properties fo:language="el" fo:country="GR"/>
    </style:style>
    <style:style style:name="T269" style:parent-style-name="Προεπιλεγμένηγραμματοσειρά" style:family="text">
      <style:text-properties fo:language="el" fo:country="GR"/>
    </style:style>
    <style:style style:name="T270" style:parent-style-name="Προεπιλεγμένηγραμματοσειρά" style:family="text">
      <style:text-properties fo:language="el" fo:country="GR"/>
    </style:style>
    <style:style style:name="T271" style:parent-style-name="Προεπιλεγμένηγραμματοσειρά" style:family="text">
      <style:text-properties fo:language="el" fo:country="GR"/>
    </style:style>
    <style:style style:name="T272" style:parent-style-name="Προεπιλεγμένηγραμματοσειρά" style:family="text">
      <style:text-properties fo:language="el" fo:country="GR"/>
    </style:style>
    <style:style style:name="T273" style:parent-style-name="Προεπιλεγμένηγραμματοσειρά" style:family="text">
      <style:text-properties fo:language="el" fo:country="GR"/>
    </style:style>
    <style:style style:name="P274" style:parent-style-name="Standard" style:family="paragraph">
      <style:text-properties fo:language="el" fo:country="GR"/>
    </style:style>
    <style:style style:name="P275" style:parent-style-name="Standard" style:family="paragraph">
      <style:text-properties fo:language="el" fo:country="GR"/>
    </style:style>
    <style:style style:name="P276" style:parent-style-name="Standard" style:family="paragraph">
      <style:text-properties fo:language="el" fo:country="GR"/>
    </style:style>
    <style:style style:name="T277" style:parent-style-name="Προεπιλεγμένηγραμματοσειρά" style:family="text">
      <style:text-properties fo:language="el" fo:country="GR"/>
    </style:style>
    <style:style style:name="T278" style:parent-style-name="Προεπιλεγμένηγραμματοσειρά" style:family="text">
      <style:text-properties fo:language="el" fo:country="GR"/>
    </style:style>
    <style:style style:name="T279" style:parent-style-name="Προεπιλεγμένηγραμματοσειρά" style:family="text">
      <style:text-properties fo:language="el" fo:country="GR"/>
    </style:style>
    <style:style style:name="P280" style:parent-style-name="Standard" style:family="paragraph">
      <style:text-properties fo:language="el" fo:country="GR"/>
    </style:style>
    <style:style style:name="P281" style:parent-style-name="Standard" style:family="paragraph">
      <style:text-properties fo:language="el" fo:country="GR"/>
    </style:style>
    <style:style style:name="T282" style:parent-style-name="Προεπιλεγμένηγραμματοσειρά" style:family="text">
      <style:text-properties fo:language="el" fo:country="GR"/>
    </style:style>
    <style:style style:name="T283" style:parent-style-name="Προεπιλεγμένηγραμματοσειρά" style:family="text">
      <style:text-properties fo:language="el" fo:country="GR"/>
    </style:style>
    <style:style style:name="T284" style:parent-style-name="Προεπιλεγμένηγραμματοσειρά" style:family="text">
      <style:text-properties fo:language="el" fo:country="GR"/>
    </style:style>
    <style:style style:name="T285" style:parent-style-name="Προεπιλεγμένηγραμματοσειρά" style:family="text">
      <style:text-properties fo:language="el" fo:country="GR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</office:automatic-styles>
  <office:body>
    <office:text text:use-soft-page-breaks="true">
      <text:p text:style-name="P1">Εντολές αλλαγής ροής και επανάληψης</text:p>
      <text:p text:style-name="P2"/>
      <text:p text:style-name="Standard"><text:span text:style-name="T3">1</text:span><text:span text:style-name="T4">) Ξαναγράψτε το ακόλουθο απόσπασµα κώδικα χρησιµοποιώντας την εντολή<text:s/></text:span>while<text:span text:style-name="T5"><text:s/>αντί της<text:s/></text:span>for<text:span text:style-name="T6">:</text:span></text:p>
      <text:p text:style-name="Standard">int i;</text:p>
      <text:p text:style-name="Standard">for (i = 1; i &lt;= 100; i += 3)<text:s/><text:tab/><text:tab/>/*<text:s/>i+=3<text:s/>isodunamei me i=i+3*/</text:p>
      <text:p text:style-name="Standard"><text:tab/>printf<text:span text:style-name="T7">(“%3</text:span>d<text:span text:style-name="T8">\</text:span>n<text:span text:style-name="T9">”,<text:s/></text:span>i<text:span text:style-name="T10">);</text:span></text:p>
      <text:p text:style-name="P11"/>
      <text:p text:style-name="P12">Τι κάνει αυτός ο κώδικας;</text:p>
      <text:p text:style-name="P13"/>
      <text:p text:style-name="P14"/>
      <text:p text:style-name="P15">Απάντηση:</text:p>
      <text:p text:style-name="Standard"><text:span text:style-name="T16">Το δοσµένο απόσπασµα κώδικα εµφανίζει στην οθόνη τους αριθµούς 1, 4, 7, 10, 13,…, 97, 100, τον έναν κάτω από τον άλλον και στοιχισµένους δεξιά. Με την εντολή<text:s/></text:span>while<text:span text:style-name="T17"><text:s/>θα γράφ</text:span><text:span text:style-name="T18">αµε:</text:span></text:p>
      <text:p text:style-name="Standard">int<text:span text:style-name="T19"><text:s/></text:span>i<text:span text:style-name="T20">;</text:span></text:p>
      <text:p text:style-name="Standard">i<text:span text:style-name="T21"><text:s/>= 1;</text:span></text:p>
      <text:p text:style-name="Standard">while<text:span text:style-name="T22"><text:s/>(</text:span>i<text:span text:style-name="T23"><text:s/>&lt;= 100) {</text:span></text:p>
      <text:p text:style-name="Standard"><text:span text:style-name="T24"><text:tab/></text:span>printf(“%3d\n”, i);</text:p>
      <text:p text:style-name="Standard"><text:tab/>i + = 3;</text:p>
      <text:p text:style-name="P25">}</text:p>
      <text:p text:style-name="P26"/>
      <text:p text:style-name="P27"/>
      <text:p text:style-name="Standard"><text:span text:style-name="T28">2)Να γραφτεί πρόγραµµα που να υλοποιεί τον αλγόριθµο του ερωτήµατος 1</text:span>b<text:span text:style-name="T29">.</text:span></text:p>
      <text:p text:style-name="Standard"><text:span text:style-name="T30">1</text:span>b<text:span text:style-name="T31">. Ο παρακάτω ψευδοκώδικας περιγράφει αλγόριθµο για τον υπολογισµό του αθροίσµατος όσων από τους<text:s/></text:span><text:span text:style-name="T32">ακέραιους αριθµούς που δίνει ο χρήστης είναι άρτιοι. Ο υπολογισµός σταµατάει όταν δοθεί µηδέν ή αρνητικός αριθµός.</text:span></text:p>
      <text:p text:style-name="Standard"><text:span text:style-name="T33">Βήµα 0:<text:s/></text:span>s<text:span text:style-name="T34">&lt;-0 <text:s text:c="2"/>(</text:span>s<text:span text:style-name="T35">=0;)</text:span></text:p>
      <text:p text:style-name="Standard"><text:span text:style-name="T36">Βήµα 1: ∆ιάβασε έναν ακέραιο αριθµό<text:s/></text:span>a</text:p>
      <text:p text:style-name="Standard"><text:span text:style-name="T37">Βήµα 2: Αν<text:s/></text:span>a<text:span text:style-name="T38"><text:s/>&lt;= 0, πήγαινε στο Βήµα 6</text:span></text:p>
      <text:p text:style-name="Standard"><text:span text:style-name="T39">Βήµα 3: Αν ο<text:s/></text:span>a<text:span text:style-name="T40"><text:s/>είναι περιττός, πήγαινε σ</text:span><text:span text:style-name="T41">το Βήµα 1</text:span></text:p>
      <text:p text:style-name="Standard"><text:span text:style-name="T42">Βήµα 4:<text:s/></text:span>s<text:span text:style-name="T43"><text:s/>&lt;-<text:s/></text:span>s<text:span text:style-name="T44"><text:s/>+<text:s/></text:span>a</text:p>
      <text:p text:style-name="P45">Βήµα 5: Πήγαινε στο Βήµα 1</text:p>
      <text:p text:style-name="Standard"><text:span text:style-name="T46">Βήµα 6: Τύπωσε το αποτέλεσµα,<text:s/></text:span>s</text:p>
      <text:p text:style-name="P47"/>
      <text:p text:style-name="P48">Απάντηση:</text:p>
      <text:p text:style-name="P49"/>
      <text:p text:style-name="Standard">#include &lt;stdio.h&gt;</text:p>
      <text:p text:style-name="Standard">main() {</text:p>
      <text:p text:style-name="Standard"><text:tab/>int a, s = 0;</text:p>
      <text:p text:style-name="Standard"><text:tab/>printf(“Enter integer numbers. To terminate,\ give zero or negative.\n”);</text:p>
      <text:p text:style-name="Standard"><text:tab/>scanf(“%d”, &amp;a);</text:p>
      <text:p text:style-name="Standard"><text:tab/>while (a &gt;<text:s/>0) {</text:p>
      <text:p text:style-name="Standard"><text:tab/><text:tab/>if (a % 2 == 0)</text:p>
      <text:p text:style-name="Standard"><text:tab/><text:tab/><text:tab/>s += a;</text:p>
      <text:p text:style-name="Standard"><text:tab/><text:tab/>scanf(“%d”, &amp;a);</text:p>
      <text:p text:style-name="Standard"><text:tab/><text:span text:style-name="T50">}</text:span></text:p>
      <text:p text:style-name="Standard"><text:span text:style-name="T51"><text:tab/></text:span>return<text:span text:style-name="T52">(0);</text:span></text:p>
      <text:p text:style-name="P53">}</text:p>
      <text:p text:style-name="P54"/>
      <text:p text:style-name="P55"/>
      <text:soft-page-break/>
      <text:p text:style-name="Standard"><text:span text:style-name="T56">3)Να γραφτεί πρόγραµµα που να κωδικοποιεί σε<text:s/></text:span>C<text:span text:style-name="T57"><text:s/>το διάγραµµα ροής του ερωτήµατος 1</text:span>b<text:span text:style-name="T58">. ∆εν επιτρέπεται να χρησιµοποιήσετε την εντολή<text:s/></text:span>goto<text:span text:style-name="T59">.</text:span></text:p>
      <text:p text:style-name="Standard"><text:span text:style-name="T60">1.</text:span>b<text:span text:style-name="T61"><text:s/>Ο παρακάτω ψευδοκώδικας περιγράφει α</text:span><text:span text:style-name="T62">λγόριθµο που διαβάζει διαρκώς µη-αρνητικούς ακέραιους αριθµούς και επισηµαίνει όσους είναι άρτιοι. Η επεξεργασία σταµατάει όταν δοθεί αρνητικός αριθµός. Βήµα 1: ∆ιάβασε έναν ακέραιο<text:s/></text:span>m</text:p>
      <text:p text:style-name="Standard"><text:span text:style-name="T63">Βήµα 2: Αν<text:s/></text:span>m<text:span text:style-name="T64"><text:s/>&lt; 0, πήγαινε στο Βήµα 5</text:span></text:p>
      <text:p text:style-name="Standard"><text:span text:style-name="T65">Βήµα 3: Αν<text:s/></text:span>m<text:span text:style-name="T66"><text:s/>άρτιος, τότε γράψε «</text:span><text:span text:style-name="T67">Ο<text:s/></text:span>m<text:span text:style-name="T68"><text:s/>είναι άρτιος.»</text:span></text:p>
      <text:p text:style-name="P69">Βήµα 4: Πήγαινε στο Βήµα 1</text:p>
      <text:p text:style-name="P70">Βήµα 5: Τέλος</text:p>
      <text:p text:style-name="P71"/>
      <text:p text:style-name="Standard">Απάντηση:</text:p>
      <text:p text:style-name="Standard"/>
      <text:p text:style-name="Standard">#include &lt;stdio.h&gt;</text:p>
      <text:p text:style-name="Standard">main() {</text:p>
      <text:p text:style-name="Standard"><text:tab/>int m;</text:p>
      <text:p text:style-name="Standard"><text:tab/>while (1) {</text:p>
      <text:p text:style-name="Standard"><text:tab/><text:tab/>scanf(“%d”, &amp;m);</text:p>
      <text:p text:style-name="Standard"><text:tab/><text:tab/>if (m &lt; 0)</text:p>
      <text:p text:style-name="Standard"><text:tab/><text:tab/><text:tab/>break;</text:p>
      <text:p text:style-name="Standard"><text:tab/><text:tab/>if (m % 2 == 0)</text:p>
      <text:p text:style-name="Standard"><text:tab/><text:tab/><text:tab/>printf<text:span text:style-name="T72">(“Ο %</text:span>d<text:span text:style-name="T73"><text:s/>είναι άρτιος.\</text:span>n<text:span text:style-name="T74">”,<text:s/></text:span>m<text:span text:style-name="T75">);</text:span></text:p>
      <text:p text:style-name="P76"><text:tab/>}</text:p>
      <text:p text:style-name="Standard"><text:span text:style-name="T77"><text:tab/></text:span>return<text:span text:style-name="T78">(0);</text:span></text:p>
      <text:p text:style-name="P79">}</text:p>
      <text:p text:style-name="P80"/>
      <text:p text:style-name="Standard"><text:span text:style-name="T81">4) Ο</text:span><text:span text:style-name="T82"><text:s/>αριθµητικός µέσος όρος Ν αριθµών<text:s/></text:span>x<text:span text:style-name="T83">1</text:span><text:span text:style-name="T84">,<text:s/></text:span>x<text:span text:style-name="T85">2</text:span><text:span text:style-name="T86">,…..,<text:s/></text:span>x<text:span text:style-name="T87">N</text:span><text:span text:style-name="T88"><text:s/>ορίζεται όπως είναι γνωστό ως<text:s/></text:span>s<text:span text:style-name="T89">N</text:span><text:span text:style-name="T90"><text:s/>= (<text:s/></text:span>x<text:span text:style-name="T91">1</text:span><text:span text:style-name="T92">+</text:span>x<text:span text:style-name="T93">2<text:s/></text:span><text:span text:style-name="T94">+….+</text:span>x<text:span text:style-name="T95">N</text:span><text:span text:style-name="T96">)/</text:span>N<text:span text:style-name="T97"><text:s/>.<text:s/></text:span>Μπορεί να υπολογιστεί και βήµα-βήµα ως εξής:</text:p>
      <text:p text:style-name="Standard"/>
      <text:p text:style-name="Standard"><text:s text:c="2"/>s<text:span text:style-name="T98">0</text:span>=0</text:p>
      <text:p text:style-name="P99"><draw:frame draw:style-name="a0" text:anchor-type="as-char" svg:x="0in" svg:y="0in" svg:width="1.45833in" svg:height="0.375in" style:rel-width="scale" style:rel-height="scale"><draw:object xlink:href="Object 1/" xlink:type="simple" xlink:show="embed" xlink:actuate="onLoad"/></draw:frame></text:p>
      <text:p text:style-name="Standard"/>
      <text:p text:style-name="Standard"><text:span text:style-name="T100">για<text:s/></text:span>i<text:span text:style-name="T101"><text:s/>= 1,2,….,<text:s/></text:span>N<text:span text:style-name="T102"><text:s/>, όπου<text:s/></text:span>s<text:span text:style-name="T103">i</text:span><text:span text:style-name="T104">=(</text:span>x<text:span text:style-name="T105">1</text:span><text:span text:style-name="T106">+</text:span>x<text:span text:style-name="T107">2</text:span><text:span text:style-name="T108">+….+</text:span>x<text:span text:style-name="T109">i</text:span><text:span text:style-name="T110">)/</text:span>i<text:span text:style-name="T111"><text:s/>είναι ο αριθµητικός µέσος όρος των<text:s/></text:span>x<text:span text:style-name="T112">1</text:span><text:span text:style-name="T113">,<text:s/></text:span>x<text:span text:style-name="T114">2</text:span><text:span text:style-name="T115">, ….,<text:s/></text:span>x<text:span text:style-name="T116">i</text:span><text:span text:style-name="T117">. Γρ</text:span><text:span text:style-name="T118">άψτε πρόγραµµα που να διαβάζει το πλήθος Ν και έναν-έναν τους αριθµούς και να εµφανίζει στην οθόνη τον αριθµητικό µέσο όρο τους υπολογισµένο µε τον παραπάνω τρόπο.</text:span></text:p>
      <text:p text:style-name="P119"/>
      <text:p text:style-name="Standard">Απάντηση:</text:p>
      <text:p text:style-name="Standard">#include &lt;stdio.h&gt;</text:p>
      <text:p text:style-name="Standard">main() {</text:p>
      <text:p text:style-name="Standard"><text:tab/>int N;</text:p>
      <text:p text:style-name="Standard"><text:tab/>int i;</text:p>
      <text:p text:style-name="Standard"><text:tab/>float x, s = 0;</text:p>
      <text:p text:style-name="Standard"><text:tab/>scanf(“%d”,<text:s/>&amp;N);</text:p>
      <text:p text:style-name="Standard"><text:tab/>for (i = 1; i &lt;= N; i++) {</text:p>
      <text:p text:style-name="Standard"><text:tab/><text:tab/>scanf(“%f”, &amp;x);</text:p>
      <text:p text:style-name="Standard"><text:tab/><text:tab/>s = ((i – 1) * s + x) / i; <text:s/></text:p>
      <text:p text:style-name="Standard"><text:tab/>}</text:p>
      <text:p text:style-name="Standard"><text:tab/>printf(“%f\n”, s);</text:p>
      <text:p text:style-name="Standard"><text:tab/>return(0);</text:p>
      <text:soft-page-break/>
      <text:p text:style-name="Standard"><text:tab/><text:span text:style-name="T120">}</text:span></text:p>
      <text:p text:style-name="P121"/>
      <text:p text:style-name="Standard"><text:span text:style-name="T122">5) Ξαναγράψτε το ακόλουθο απόσπασµα κώδικα έτσι ώστε να εκτελεί την ίδια ακριβώς λειτουργία αλλά χρησιµοποιώντας την εντολή<text:s/></text:span>for<text:span text:style-name="T123"><text:s/>αντί της<text:s/></text:span>while<text:span text:style-name="T124">:</text:span></text:p>
      <text:p text:style-name="Standard">int x, y;</text:p>
      <text:p text:style-name="Standard">int i;</text:p>
      <text:p text:style-name="Standard">long int p;</text:p>
      <text:p text:style-name="Standard">printf<text:span text:style-name="T125">(“∆ώστε δύο ακεραίους: “);</text:span></text:p>
      <text:p text:style-name="Standard">scanf<text:span text:style-name="T126">(“%</text:span>d<text:span text:style-name="T127"><text:s/>%</text:span>d<text:span text:style-name="T128">”, &amp;</text:span>x<text:span text:style-name="T129">, &amp;</text:span>y<text:span text:style-name="T130">);</text:span></text:p>
      <text:p text:style-name="Standard">i = 1;</text:p>
      <text:p text:style-name="Standard">p = 1;</text:p>
      <text:p text:style-name="Standard">while (i &lt;= y) {</text:p>
      <text:p text:style-name="Standard"><text:tab/>p *= x;</text:p>
      <text:p text:style-name="Standard"><text:tab/>i++;</text:p>
      <text:p text:style-name="Standard">}</text:p>
      <text:p text:style-name="Standard">printf(“%d^%d=%ld\n”, x, y, p);</text:p>
      <text:p text:style-name="Standard"/>
      <text:p text:style-name="Standard">Απάντηση:</text:p>
      <text:p text:style-name="Standard">int x, y;</text:p>
      <text:p text:style-name="Standard">int i;</text:p>
      <text:p text:style-name="Standard">long int p;</text:p>
      <text:p text:style-name="Standard">printf(“∆ώστε δύο<text:s/>ακεραίους: “);</text:p>
      <text:p text:style-name="Standard">scanf(“%d %d”, &amp;x, &amp;y);</text:p>
      <text:p text:style-name="Standard">p = 1;</text:p>
      <text:p text:style-name="Standard">for (i = 1; i &lt;= y; i++)</text:p>
      <text:p text:style-name="Standard"><text:tab/>p *= x;</text:p>
      <text:p text:style-name="Standard">printf(“%d^%d=%ld\n”, x, y, p);</text:p>
      <text:p text:style-name="Standard"/>
      <text:p text:style-name="Standard"/>
      <text:p text:style-name="Standard"><text:span text:style-name="T131">6) Τι εμφανίζει στην οθόνη ο παρακάτω κώδικας<text:s/></text:span>C<text:span text:style-name="T132">;</text:span></text:p>
      <text:p text:style-name="Standard">int i = 0;</text:p>
      <text:p text:style-name="Standard">while (i &lt; 10)</text:p>
      <text:p text:style-name="Standard"><text:tab/>printf(“%d\n”, i);</text:p>
      <text:p text:style-name="Standard">i<text:span text:style-name="T133">++;</text:span></text:p>
      <text:p text:style-name="P134"/>
      <text:p text:style-name="Standard"><text:span text:style-name="T135">Απάντηση: Άπειρά μηδενικά το έ</text:span><text:span text:style-name="T136">να κάτω από το άλλο. Για να εμφανίσει (όπως μάλλον θα θέλαμε) τους αριθμούς 0 έως 9, θα πρέπει οι προτάσεις<text:s/></text:span>printf<text:span text:style-name="T137">(“%</text:span>d<text:span text:style-name="T138">\</text:span>n<text:span text:style-name="T139">”,<text:s/></text:span>i<text:span text:style-name="T140">); και<text:s/></text:span>i<text:span text:style-name="T141">++; ν’ αποτελέσουν σύνθετη εντολή, δηλαδή:</text:span></text:p>
      <text:p text:style-name="Standard">int i = 0;</text:p>
      <text:p text:style-name="Standard">while (i &lt; 10) {</text:p>
      <text:p text:style-name="Standard"><text:tab/>printf(“%d\n”, i);</text:p>
      <text:p text:style-name="Standard"><text:tab/>i<text:span text:style-name="T142">++;</text:span></text:p>
      <text:p text:style-name="P143">}</text:p>
      <text:p text:style-name="P144"/>
      <text:p text:style-name="Standard"><text:span text:style-name="T145">7)Τι θα τυπωθεί από</text:span><text:span text:style-name="T146"><text:s/>τον<text:s/></text:span>C<text:span text:style-name="T147"><text:s/>κώδικα</text:span></text:p>
      <text:p text:style-name="Standard">i)</text:p>
      <text:p text:style-name="Standard">#include &lt;stdio.h&gt;</text:p>
      <text:p text:style-name="Standard">main(){</text:p>
      <text:p text:style-name="Standard"><text:tab/>int i;</text:p>
      <text:soft-page-break/>
      <text:p text:style-name="Standard"><text:tab/>for (i=0; i&lt;100; ++i){</text:p>
      <text:p text:style-name="Standard"><text:tab/><text:tab/>if(i)</text:p>
      <text:p text:style-name="Standard"><text:tab/><text:tab/><text:tab/>continue;</text:p>
      <text:p text:style-name="Standard"><text:tab/><text:tab/>break;</text:p>
      <text:p text:style-name="Standard"><text:tab/>}</text:p>
      <text:p text:style-name="Standard"><text:tab/>printf("%d", i);</text:p>
      <text:p text:style-name="P148">}</text:p>
      <text:p text:style-name="P149"/>
      <text:p text:style-name="P150"/>
      <text:p text:style-name="P151">Απάντηση:</text:p>
      <text:p text:style-name="Standard"><text:span text:style-name="T152">0.<text:s/></text:span><text:span text:style-name="T153">Στην πρώτη εκτέλεση της επανάληψης το<text:s/></text:span>i<text:span text:style-name="T154"><text:s/>έχει τιμή 0, έτσι στο</text:span><text:span text:style-name="T155"><text:s/></text:span>if<text:span text:style-name="T156"><text:s/>δεν εκτελείται η εντολή</text:span><text:span text:style-name="T157"><text:s/></text:span>continue<text:span text:style-name="T158"><text:s/>αλλά πάει κατευθείαν στην</text:span><text:span text:style-name="T159"><text:s/></text:span>break<text:span text:style-name="T160">.</text:span></text:p>
      <text:p text:style-name="P161"/>
      <text:p text:style-name="Standard">ii)</text:p>
      <text:p text:style-name="Standard">#include &lt;stdio.h&gt;</text:p>
      <text:p text:style-name="Standard">main() {</text:p>
      <text:p text:style-name="Standard"><text:tab/>int i;</text:p>
      <text:p text:style-name="Standard"><text:tab/>for(i=0; i&lt;5; i++);</text:p>
      <text:p text:style-name="Standard"><text:tab/>printf<text:span text:style-name="T162">("%</text:span>d<text:span text:style-name="T163">",<text:s/></text:span>i<text:span text:style-name="T164">);</text:span></text:p>
      <text:p text:style-name="P165">}</text:p>
      <text:p text:style-name="P166"/>
      <text:p text:style-name="P167">Απάντηση:</text:p>
      <text:p text:style-name="Standard"><text:span text:style-name="T168">5.<text:s/></text:span><text:span text:style-name="T169">Η επανάληψη εκτελείται χωρίς να εκτελεί εντολές, η μεταβλητή<text:s/></text:span>i<text:span text:style-name="T170"><text:s/></text:span><text:span text:style-name="T171">όμως παίρνει κανονικά τις τιμές τις οποιες έχουμε θέσει στην<text:s/></text:span>for<text:span text:style-name="T172">.</text:span></text:p>
      <text:p text:style-name="P173"/>
      <text:p text:style-name="Standard"><text:span text:style-name="T174">8) Ένας φορέας κάνει έρανο για φιλανθρωπικούς σκοπούς. Στόχος του είναι να συγκεντρώσει το ποσό των €100,000. Να γραφτεί πρόγραμμα<text:s/></text:span>C<text:span text:style-name="T175"><text:s/>που να συγκεντρώνει τα ποσά που διαθέτουν τα άτομα που σ</text:span><text:span text:style-name="T176">υμμετέχουν στον έρανο. Η διαδικασία θα σταματάει όταν συμπληρωθεί το απαιτούμενο ποσό. (Υποθέστε ότι: (</text:span>i<text:span text:style-name="T177">) δεν υπάρχει όριο στον αριθμό των συμμετεχόντων και (</text:span>ii<text:span text:style-name="T178">) τα ποσά που δίνονται είναι έγκυρα, δηλαδή θετικά.)<text:s/></text:span>Απαντήσεις:</text:p>
      <text:p text:style-name="Standard"/>
      <text:p text:style-name="Standard"><text:span text:style-name="T179">Απαντηση</text:span>:</text:p>
      <text:p text:style-name="Standard">#include<text:s/>&lt;stdio.h&gt;</text:p>
      <text:p text:style-name="Standard">#define AMOUNT 100000</text:p>
      <text:p text:style-name="Standard">main() {</text:p>
      <text:p text:style-name="Standard"><text:tab/>float donation, total = 0;</text:p>
      <text:p text:style-name="Standard"><text:tab/>do {</text:p>
      <text:p text:style-name="Standard"><text:tab/><text:tab/>printf(“Your donation? “);</text:p>
      <text:p text:style-name="Standard"><text:tab/><text:tab/>scanf(“%f”, &amp;donation);</text:p>
      <text:p text:style-name="Standard"><text:tab/><text:tab/>total += donation;</text:p>
      <text:p text:style-name="Standard"><text:tab/>} while (total &lt; AMOUNT);</text:p>
      <text:p text:style-name="Standard"><text:tab/>return<text:span text:style-name="T180">(0);</text:span></text:p>
      <text:p text:style-name="P181">}</text:p>
      <text:p text:style-name="P182"/>
      <text:p text:style-name="Standard"><text:span text:style-name="T183">9) Γράψτε πρόγραµµα<text:s/></text:span>C<text:span text:style-name="T184"><text:s/>που να προσεγγίζει την τιµή του αριθµού<text:s/></text:span><text:span text:style-name="T185">π µε τη βοήθεια του τύπου</text:span></text:p>
      <text:p text:style-name="P186"><draw:frame draw:style-name="a1" text:anchor-type="as-char" svg:x="0in" svg:y="0in" svg:width="2.14583in" svg:height="0.375in" style:rel-width="scale" style:rel-height="scale"><draw:object xlink:href="Object 2/" xlink:type="simple" xlink:show="embed" xlink:actuate="onLoad"/></draw:frame></text:p>
      <text:p text:style-name="Standard"><text:span text:style-name="T187">Το πλήθος των όρων της παραπάνω απειροσειράς που θα υπολογίζονται, θα το αποφασίζει το πρόγραµµα βάσει δοσµένης (απ’ το χρήστη) ακρίβειας<text:s/></text:span>epsilon<text:span text:style-name="T188">, ως εξής: Ο υπολογισµός θα σταµατάει<text:s/></text:span><text:soft-page-break/><text:span text:style-name="T189">σ’ έναν όρο της σειράς αν ο επόµενός του είναι</text:span><text:span text:style-name="T190"><text:s/>κατ’ απόλυτη τιµή µικρότερος του<text:s/></text:span>epsilon<text:span text:style-name="T191">. Για παράδειγµα, αν το<text:s/></text:span>epsilon<text:span text:style-name="T192"><text:s/>δίνεται ως 0.2, τότε ο υπολογισµός του αθροίσµατος θα σταµατάει στον 3ο όρο, δηλ. θα υπολογίζει το<text:s/></text:span><draw:frame draw:style-name="a2" text:anchor-type="as-char" svg:x="0in" svg:y="0in" svg:width="0.67708in" svg:height="0.375in" style:rel-width="scale" style:rel-height="scale"><draw:object xlink:href="Object 3/" xlink:type="simple" xlink:show="embed" xlink:actuate="onLoad"/></draw:frame><text:span text:style-name="T193">, διότι ο 4ος όρος (<text:s/></text:span><draw:frame draw:style-name="a3" text:anchor-type="as-char" svg:x="0in" svg:y="0in" svg:width="0.21875in" svg:height="0.375in" style:rel-width="scale" style:rel-height="scale"><draw:object xlink:href="Object 4/" xlink:type="simple" xlink:show="embed" xlink:actuate="onLoad"/></draw:frame><text:span text:style-name="T194">) είναι ο πρώτος κατ’ απόλυτη τιµή µικρότερος του<text:s/></text:span>epsilon<text:span text:style-name="T195">. Το π</text:span><text:span text:style-name="T196">ρόγραµµα να εµφανίζει στην οθόνη την τιµή του π (όχι του π/4 ) που βρήκε, µε 6 δεκαδικά ψηφία. (Υπενθύµιση: Η απόλυτη τιµή ενός αριθµού υπολογίζεται µε τη συνάρτηση<text:s/></text:span>fabs<text:span text:style-name="T197">, από τη βιβλιοθήκη<text:s/></text:span>math<text:span text:style-name="T198">.</text:span>h<text:span text:style-name="T199">.)</text:span></text:p>
      <text:p text:style-name="P200"/>
      <text:p text:style-name="Standard"><text:span text:style-name="T201">Απάντηση: Μια λύση που δεν χρειάζεται την<text:s/></text:span>fabs<text:span text:style-name="T202">:</text:span></text:p>
      <text:p text:style-name="Standard">#include &lt;stdio.h&gt;</text:p>
      <text:p text:style-name="Standard">main() {</text:p>
      <text:p text:style-name="Standard"><text:tab/>int i = 0, sign = 1;</text:p>
      <text:p text:style-name="Standard"><text:tab/>double epsilon, pi_4 = 0;</text:p>
      <text:p text:style-name="Standard"><text:tab/>printf(“Enter epsilon: “);</text:p>
      <text:p text:style-name="Standard"><text:tab/>scanf(“%lf”, &amp;epsilon);<text:s/><text:tab/></text:p>
      <text:p text:style-name="Standard"><text:tab/>while ((1.0 / (2 * i + 1)) &gt;= epsilon) {<text:s/><text:tab/><text:tab/>/* απαραίτητο το 1.0 (γιατί;) */</text:p>
      <text:p text:style-name="Standard"><text:tab/><text:tab/>pi_4 += sign * 1.0 / (2 * i + 1);<text:s/><text:tab/>/* εναλλακτικά: pi_4 += sign / (2 * i + 1.0);*/</text:p>
      <text:p text:style-name="Standard"><text:tab/><text:tab/>i++;</text:p>
      <text:p text:style-name="Standard"><text:tab/><text:tab/>sign = -sign;</text:p>
      <text:p text:style-name="Standard"><text:tab/>}</text:p>
      <text:p text:style-name="Standard"><text:tab/>printf(“pi = %.6lf\n”, 4 * pi_4);</text:p>
      <text:p text:style-name="Standard"><text:tab/>return<text:span text:style-name="T203">(0);</text:span></text:p>
      <text:p text:style-name="P204">}</text:p>
      <text:p text:style-name="P205"/>
      <text:p text:style-name="Standard"><text:span text:style-name="T206">10) α) Ποιος ο σκοπός του παρακάτω αποσπάσµατος κώδικα;<text:s/></text:span>Τι εµφανίζει στην οθόνη αν διαβαστούν οι αριθµοί -3.14, -0.5, -10, 8.2 µ’ αυτήν<text:s/>τη σειρά; Αν διαβαστούν οι αριθµοί 8.2, - 3.14, -0.5, -10;</text:p>
      <text:p text:style-name="Standard"/>
      <text:p text:style-name="Standard">count = -1;</text:p>
      <text:p text:style-name="Standard">do {</text:p>
      <text:p text:style-name="Standard"><text:tab/>scanf(“%f”, &amp;number);</text:p>
      <text:p text:style-name="Standard"><text:tab/>count++;</text:p>
      <text:p text:style-name="Standard">}while (number &lt; 0);</text:p>
      <text:p text:style-name="Standard">printf(“%d\n”, count);</text:p>
      <text:p text:style-name="Standard"/>
      <text:p text:style-name="Standard"><text:span text:style-name="T207">(β) Ξαναγράψτε το ώστε να χρησιµοποιεί την εντολή<text:s/></text:span>while<text:span text:style-name="T208">, όχι τη<text:s/></text:span>do<text:span text:style-name="T209"><text:s/></text:span>while<text:span text:style-name="T210">. Επαληθεύστε µε τη<text:s/></text:span><text:span text:style-name="T211">βοήθεια των παραπάνω παραδειγµάτων.</text:span></text:p>
      <text:p text:style-name="P212"/>
      <text:p text:style-name="P213">Απάντηση:</text:p>
      <text:p text:style-name="Standard"><text:span text:style-name="T214">(α) Μετράει στη µεταβλητή<text:s/></text:span>count<text:span text:style-name="T215"><text:s/>πόσοι διαδοχικοί αρνητικοί αριθµοί ξεκινώντας από τον πρώτο αριθµό διαβάστηκαν. Η έξοδός του για τα δοσµένα παραδείγµατα είναι 3 και 0, αντίστοιχα.</text:span></text:p>
      <text:p text:style-name="Standard">(β) scanf(“%f”, &amp;number);</text:p>
      <text:p text:style-name="Standard">count = 0;</text:p>
      <text:p text:style-name="Standard">while (number &lt; 0) {</text:p>
      <text:p text:style-name="Standard"><text:tab/>count++;</text:p>
      <text:p text:style-name="Standard"><text:tab/>scanf(“%f”, &amp;number);</text:p>
      <text:p text:style-name="P216">}</text:p>
      <text:p text:style-name="Standard">printf<text:span text:style-name="T217">(“%</text:span>d<text:span text:style-name="T218">\</text:span>n<text:span text:style-name="T219">”,<text:s/></text:span>count<text:span text:style-name="T220">);</text:span></text:p>
      <text:p text:style-name="P221"/>
      <text:soft-page-break/>
      <text:p text:style-name="P222">11) Ο παρακάτω ψευδοκώδικας περιγράφει αλγόριθµο για την καταµέτρηση του πλήθους των φοιτητών που πέτυχαν σε µια εξέταση. Η καταµέτρηση σταµατάει όταν δοθεί άκυρος βαθµός.</text:p>
      <text:p text:style-name="Standard"><text:span text:style-name="T223">Βήµα 0:<text:s/></text:span>n<text:span text:style-name="T224">&lt;-0</text:span></text:p>
      <text:p text:style-name="Standard"><text:span text:style-name="T225">Βήµα 1: ∆ιάβασε ένα βαθµό<text:s/></text:span>m</text:p>
      <text:p text:style-name="Standard"><text:span text:style-name="T226">Βήµα 2: Αν<text:s/></text:span>m<text:span text:style-name="T227"><text:s/>&lt; 0 ή<text:s/></text:span>m<text:span text:style-name="T228"><text:s/>&gt; 10, πήγαινε στο Βήµα 5</text:span></text:p>
      <text:p text:style-name="Standard"><text:span text:style-name="T229">Βήµα 3: Αν<text:s/></text:span>m<text:span text:style-name="T230"><text:s/>&gt;= 5, τότε<text:s/></text:span>n<text:span text:style-name="T231"><text:s/>&lt;-<text:s/></text:span>n<text:span text:style-name="T232"><text:s/>+ 1</text:span></text:p>
      <text:p text:style-name="P233">Βήµα 4: Πήγαινε στο Βήµα 1</text:p>
      <text:p text:style-name="Standard"><text:span text:style-name="T234">Βήµα 5: Τύπωσε το αποτέλεσµα,<text:s/></text:span>n</text:p>
      <text:p text:style-name="Standard"><text:span text:style-name="T235">Να γραφτεί πρόγραµµα που να κωδικοποιεί σε<text:s/></text:span>C<text:span text:style-name="T236"><text:s/>το διάγραµµ</text:span><text:span text:style-name="T237">α ροής του ερωτήµατος 1</text:span>b<text:span text:style-name="T238">.<text:s/></text:span>Απάντηση:</text:p>
      <text:p text:style-name="Standard"/>
      <text:p text:style-name="Standard">#include &lt;stdio.h&gt;</text:p>
      <text:p text:style-name="Standard"/>
      <text:p text:style-name="Standard">main(){</text:p>
      <text:p text:style-name="Standard"/>
      <text:p text:style-name="Standard"><text:tab/>int m,n=0;</text:p>
      <text:p text:style-name="Standard"><text:tab/>scanf(“%d”,&amp;m);</text:p>
      <text:p text:style-name="Standard"><text:tab/>while(m&gt;=0&amp;&amp;m&lt;=10){</text:p>
      <text:p text:style-name="Standard"><text:tab/><text:tab/>if(m&gt;=5)</text:p>
      <text:p text:style-name="Standard"><text:tab/><text:tab/><text:tab/>n++;</text:p>
      <text:p text:style-name="Standard"><text:tab/><text:tab/>scanf(“%d”,&amp;m);</text:p>
      <text:p text:style-name="Standard"><text:tab/>}</text:p>
      <text:p text:style-name="Standard"><text:tab/>printf(“%d\n”, n);</text:p>
      <text:p text:style-name="Standard"><text:tab/>return<text:span text:style-name="T239"><text:s/>0;</text:span></text:p>
      <text:p text:style-name="P240">}</text:p>
      <text:p text:style-name="P241"/>
      <text:p text:style-name="P242"/>
      <text:p text:style-name="Standard"><text:span text:style-name="T243">12) Ξαναγράψτε το παρακάτω πρόγραµµα χρησιµοποιώντας την εντολή<text:s/></text:span>if<text:span text:style-name="T244">-</text:span>else<text:span text:style-name="T245"><text:s/>αντί της<text:s/></text:span>switch<text:span text:style-name="T246">.<text:s/></text:span>Ποια λειτουργία επιτελεί αυτό το πρόγραµµα; Ποιο είναι το νόηµα του περιεχοµένου των µεταβλητών num1 και num2;</text:p>
      <text:p text:style-name="Standard"/>
      <text:p text:style-name="Standard">#include &lt;stdio.h&gt;</text:p>
      <text:p text:style-name="Standard">main() {</text:p>
      <text:p text:style-name="Standard"><text:tab/>int a, num, num1, num2;</text:p>
      <text:p text:style-name="Standard"><text:tab/>num1 = num2 = 0;</text:p>
      <text:p text:style-name="Standard"><text:tab/>for (a = 1; a &lt;= 100; a++) {</text:p>
      <text:p text:style-name="Standard"><text:tab/><text:tab/>scanf(“%d”, &amp;num);</text:p>
      <text:p text:style-name="Standard"><text:tab/><text:tab/>switch (num % 2) {</text:p>
      <text:p text:style-name="Standard"><text:tab/><text:tab/><text:tab/>case 0:<text:s/><text:tab/></text:p>
      <text:p text:style-name="Standard"><text:tab/><text:tab/><text:tab/><text:tab/>++num2;</text:p>
      <text:p text:style-name="Standard"><text:tab/><text:tab/><text:tab/><text:tab/>break;</text:p>
      <text:p text:style-name="Standard"><text:tab/><text:tab/><text:tab/>case 1:</text:p>
      <text:p text:style-name="Standard"><text:tab/><text:tab/><text:tab/><text:tab/>++num1;</text:p>
      <text:p text:style-name="Standard"><text:tab/><text:tab/><text:tab/><text:tab/>break;</text:p>
      <text:p text:style-name="Standard"><text:tab/><text:tab/>}</text:p>
      <text:p text:style-name="Standard"><text:tab/>}</text:p>
      <text:p text:style-name="Standard"><text:tab/>printf(“num1=%d\nnum2=%d\n”, num1, num2);</text:p>
      <text:p text:style-name="Standard"><text:tab/>return<text:span text:style-name="T247">(0);</text:span></text:p>
      <text:p text:style-name="P248">}</text:p>
      <text:p text:style-name="P249"/>
      <text:p text:style-name="P250"/>
      <text:p text:style-name="Standard">A<text:span text:style-name="T251">πάντηση:</text:span></text:p>
      <text:p text:style-name="Standard"><text:span text:style-name="T252">Με χρήση της εντολής<text:s/></text:span>if<text:span text:style-name="T253">-</text:span>else<text:span text:style-name="T254"><text:s/>αντί της<text:s/></text:span>switch<text:span text:style-name="T255"><text:s/>το πρόγραµµα γράφεται ως<text:s/></text:span><text:span text:style-name="T256">εξής:</text:span></text:p>
      <text:p text:style-name="Standard">#include &lt;stdio.h&gt;</text:p>
      <text:p text:style-name="Standard">main() {</text:p>
      <text:p text:style-name="Standard"><text:tab/>int a, num, num1, num2;</text:p>
      <text:p text:style-name="Standard"><text:tab/>num1 = num2 = 0;</text:p>
      <text:p text:style-name="Standard"><text:tab/>for (a = 1; a &lt;= 100; a++) {</text:p>
      <text:p text:style-name="Standard"><text:tab/><text:tab/>scanf(“%d”, &amp;num);</text:p>
      <text:p text:style-name="Standard"><text:tab/><text:tab/>if (num % 2)</text:p>
      <text:p text:style-name="Standard"><text:tab/><text:tab/><text:tab/>++num1;</text:p>
      <text:p text:style-name="Standard"><text:tab/><text:tab/>else</text:p>
      <text:p text:style-name="Standard"><text:tab/><text:tab/><text:tab/>++num2;</text:p>
      <text:p text:style-name="Standard"><text:tab/>}</text:p>
      <text:p text:style-name="Standard"><text:tab/>printf(“num1=%d\nnum2=%d\n”, num1, num2);</text:p>
      <text:p text:style-name="Standard"><text:tab/>return<text:span text:style-name="T257">(0);</text:span></text:p>
      <text:p text:style-name="P258">}</text:p>
      <text:p text:style-name="P259"/>
      <text:p text:style-name="Standard"><text:span text:style-name="T260">Το πρόγρ</text:span><text:span text:style-name="T261">αµµα διαβάζει 100 ακέραιους αριθµούς και µετράει πόσοι απ’ αυτούς είναι άρτιοι και πόσοι περιττοί. Το πλήθος των άρτιων υπολογίζεται στη µεταβλητή<text:s/></text:span>num<text:span text:style-name="T262">2 και των περιττών στη<text:s/></text:span>num<text:span text:style-name="T263">1.</text:span></text:p>
      <text:p text:style-name="P264"/>
      <text:p text:style-name="P265"/>
      <text:p text:style-name="Standard"><text:span text:style-name="T266">13) Υποθέστε ότι ο φόρος υπολογίζεται βάσει του ετησίου εισοδήµατος ως εξής</text:span><text:span text:style-name="T267">: εισόδηµα µικρότερο των 7000 ευρώ δεν φορολογείται ενώ για υψηλότερα εισοδήµατα ο φόρος είναι 10% του εισοδήµατος.<text:s/></text:span>O<text:span text:style-name="T268"><text:s/>παρακάτω ψευδοκώδικας περιγράφει αλγόριθµο για τον υπολογισµό του φόρου για ένα πλήθος εισοδηµάτων. Ο υπολογισµός σταµατάει µόλις διαβαστε</text:span><text:span text:style-name="T269">ί αρνητικό εισόδηµα.</text:span></text:p>
      <text:p text:style-name="Standard"><text:span text:style-name="T270">Βήµα 0: ∆ιάβασε εισόδηµα,<text:s/></text:span>income</text:p>
      <text:p text:style-name="Standard"><text:span text:style-name="T271">Βήµα 1: Αν<text:s/></text:span>income<text:span text:style-name="T272"><text:s/>&lt; 0, πήγαινε στο Βήµα 6</text:span></text:p>
      <text:p text:style-name="Standard">Βήµα 2: tax &lt;-<text:s/>0</text:p>
      <text:p text:style-name="Standard">Βήµα 3: Αν income &gt;= 7000, tax &lt;- 0.1 * income</text:p>
      <text:p text:style-name="Standard"><text:span text:style-name="T273">Βήµα 4: Τύπωσε το φόρο<text:s/></text:span>tax</text:p>
      <text:p text:style-name="P274">Βήµα 5: Πήγαινε στο Βήµα 0</text:p>
      <text:p text:style-name="P275">Βήµα 6: Τέλος</text:p>
      <text:p text:style-name="P276"/>
      <text:p text:style-name="Standard"><text:span text:style-name="T277">Γράψτε πρόγραµµα<text:s/></text:span>C<text:span text:style-name="T278"><text:s/>που να υλοποιεί τον αλγόριθµο του ερωτήµατος 1</text:span>b<text:span text:style-name="T279">). Θεωρείστε ότι το εισόδηµα είναι πάντα ακέραιος αριθµός.</text:span></text:p>
      <text:p text:style-name="P280"/>
      <text:p text:style-name="P281">Απάντηση:</text:p>
      <text:p text:style-name="Standard"><text:span text:style-name="T282">#</text:span>include<text:span text:style-name="T283"><text:s/>&lt;</text:span>stdio<text:span text:style-name="T284">.</text:span>h<text:span text:style-name="T285">&gt;</text:span></text:p>
      <text:p text:style-name="Standard">main() {</text:p>
      <text:p text:style-name="Standard"><text:tab/>int income;</text:p>
      <text:p text:style-name="Standard"><text:tab/>float tax;</text:p>
      <text:p text:style-name="Standard"><text:tab/>scanf(“%d”, &amp;income);</text:p>
      <text:p text:style-name="Standard"><text:tab/>while (income &gt;= 0) {</text:p>
      <text:p text:style-name="Standard"><text:tab/><text:tab/>tax = 0;</text:p>
      <text:p text:style-name="Standard"><text:tab/><text:tab/>if (income &gt;= 7000)</text:p>
      <text:p text:style-name="Standard"><text:tab/><text:tab/><text:tab/><text:s/>tax = 0.1 * income;</text:p>
      <text:p text:style-name="Standard"><text:tab/><text:tab/>printf(“Tax = %.2f\n”, tax);</text:p>
      <text:p text:style-name="Standard"><text:tab/>}</text:p>
      <text:soft-page-break/>
      <text:p text:style-name="Standard"><text:tab/>return(0);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tellite</meta:initial-creator>
    <dc:creator>Χρήστης των Windows</dc:creator>
    <meta:creation-date>2020-04-24T00:26:00Z</meta:creation-date>
    <dc:date>2020-04-24T00:27:00Z</dc:date>
    <meta:template xlink:href="Normal" xlink:type="simple"/>
    <meta:editing-cycles>2</meta:editing-cycles>
    <meta:editing-duration>PT60S</meta:editing-duration>
    <meta:document-statistic meta:page-count="8" meta:paragraph-count="18" meta:word-count="1412" meta:character-count="9019" meta:row-count="63" meta:non-whitespace-character-count="7625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s</mml:mi>
    </mml:mrow>
    <mml:mrow>
      <mml:mi>i</mml:mi>
    </mml:mrow>
  </mml:msub>
  <mml:mo>=</mml:mo>
  <mml:mfrac>
    <mml:mrow>
      <mml:mi>i</mml:mi>
      <mml:mo>-</mml:mo>
      <mml:mn>1</mml:mn>
    </mml:mrow>
    <mml:mrow>
      <mml:mi>i</mml:mi>
    </mml:mrow>
  </mml:mfrac>
  <mml:msub>
    <mml:mrow>
      <mml:mi>s</mml:mi>
    </mml:mrow>
    <mml:mrow>
      <mml:mi>i</mml:mi>
      <mml:mo>-</mml:mo>
      <mml:mn>1</mml:mn>
    </mml:mrow>
  </mml:msub>
  <mml:mo>+</mml:mo>
  <mml:mfrac>
    <mml:mrow>
      <mml:mn>1</mml:mn>
    </mml:mrow>
    <mml:mrow>
      <mml:mi>i</mml:mi>
    </mml:mrow>
  </mml:mfrac>
  <mml:msub>
    <mml:mrow>
      <mml:mi>x</mml:mi>
    </mml:mrow>
    <mml:mrow>
      <mml:mi>i</mml:mi>
    </mml:mrow>
  </mml:msub>
</mml:math>
</file>

<file path=Object 2/content.xml><?xml version="1.0" encoding="utf-8"?>
<mml:math xmlns:mml="http://www.w3.org/1998/Math/MathML" xmlns:m="http://schemas.openxmlformats.org/officeDocument/2006/math">
  <mml:mfrac>
    <mml:mrow>
      <mml:mi>π</mml:mi>
    </mml:mrow>
    <mml:mrow>
      <mml:mn>4</mml:mn>
    </mml:mrow>
  </mml:mfrac>
  <mml:mo>=</mml:mo>
  <mml:mn>1</mml:mn>
  <mml:mo>-</mml:mo>
  <mml:mfrac>
    <mml:mrow>
      <mml:mn>1</mml:mn>
    </mml:mrow>
    <mml:mrow>
      <mml:mn>3</mml:mn>
    </mml:mrow>
  </mml:mfrac>
  <mml:mo>+</mml:mo>
  <mml:mfrac>
    <mml:mrow>
      <mml:mn>1</mml:mn>
    </mml:mrow>
    <mml:mrow>
      <mml:mn>5</mml:mn>
    </mml:mrow>
  </mml:mfrac>
  <mml:mo>-</mml:mo>
  <mml:mfrac>
    <mml:mrow>
      <mml:mn>1</mml:mn>
    </mml:mrow>
    <mml:mrow>
      <mml:mn>7</mml:mn>
    </mml:mrow>
  </mml:mfrac>
  <mml:mo>+</mml:mo>
  <mml:mfrac>
    <mml:mrow>
      <mml:mn>1</mml:mn>
    </mml:mrow>
    <mml:mrow>
      <mml:mn>9</mml:mn>
    </mml:mrow>
  </mml:mfrac>
  <mml:mo>-</mml:mo>
  <mml:mfrac>
    <mml:mrow>
      <mml:mn>1</mml:mn>
    </mml:mrow>
    <mml:mrow>
      <mml:mn>11</mml:mn>
      <mml:mo>.</mml:mo>
    </mml:mrow>
  </mml:mfrac>
  <mml:mo>.</mml:mo>
  <mml:mo>.</mml:mo>
  <mml:mo>.</mml:mo>
</mml:math>
</file>

<file path=Object 3/content.xml><?xml version="1.0" encoding="utf-8"?>
<mml:math xmlns:mml="http://www.w3.org/1998/Math/MathML" xmlns:m="http://schemas.openxmlformats.org/officeDocument/2006/math">
  <mml:mn>1</mml:mn>
  <mml:mo>-</mml:mo>
  <mml:mfrac>
    <mml:mrow>
      <mml:mn>1</mml:mn>
    </mml:mrow>
    <mml:mrow>
      <mml:mn>3</mml:mn>
    </mml:mrow>
  </mml:mfrac>
  <mml:mo>+</mml:mo>
  <mml:mfrac>
    <mml:mrow>
      <mml:mn>1</mml:mn>
    </mml:mrow>
    <mml:mrow>
      <mml:mn>5</mml:mn>
    </mml:mrow>
  </mml:mfrac>
</mml:math>
</file>

<file path=Object 4/content.xml><?xml version="1.0" encoding="utf-8"?>
<mml:math xmlns:mml="http://www.w3.org/1998/Math/MathML" xmlns:m="http://schemas.openxmlformats.org/officeDocument/2006/math">
  <mml:mfrac>
    <mml:mrow>
      <mml:mo>-</mml:mo>
      <mml:mn>1</mml:mn>
    </mml:mrow>
    <mml:mrow>
      <mml:mn>7</mml:mn>
    </mml:mrow>
  </mml:mfrac>
</mml:math>
</file>